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Śrī Hari-vāsar Vrata Nirṇay</text:p>
      <text:p text:style-name="Standard">Ascertaining the observance of Śrī Hari-</text:p>
      <text:p text:style-name="Standard">vāsara vrata</text:p>
      <text:p text:style-name="Standard">Basis</text:p>
      <text:p text:style-name="Standard">The Gauḍīya–Vaiṣṇava calendar as followed</text:p>
      <text:p text:style-name="Standard">in Śrī Gauḍīya Maṭh was formulated by Śrīla</text:p>
      <text:p text:style-name="Standard">Bhakti Siddhānta Ṭhākur primarily on the</text:p>
      <text:p text:style-name="Standard">basis of two scriptures: Śrī Sūrya-siddhānta</text:p>
      <text:p text:style-name="Standard">and Śrī Hari-bhakti-vilāsa. Śrī Sūrya-</text:p>
      <text:p text:style-name="Standard">siddhānta is used to calculate the</text:p>
      <text:p text:style-name="Standard">astrological data in the calendar, namely the</text:p>
      <text:p text:style-name="Standard">timings of three primary elements: vāras</text:p>
      <text:p text:style-name="Standard">(solar days), tithis (lunar phases), and</text:p>
      <text:p text:style-name="Standard">nakṣatras (lunar houses). Śrī Hari-bhakti-</text:p>
      <text:p text:style-name="Standard">vilāsa is used to ascertain on the basis of</text:p>
      <text:p text:style-name="Standard">this data the exact days and times to</text:p>
      <text:p text:style-name="Standard">observe festivals and rites throughout the</text:p>
      <text:p text:style-name="Standard">year. The purpose of this article is to</text:p>
      <text:p text:style-name="Standard">demonstrate the process of applying the</text:p>
      <text:p text:style-name="Standard">principles given in Śrī Hari-bhakti-vilāsa to</text:p>
      <text:p text:style-name="Standard">ascertain the dates and times to observe Śrī</text:p>
      <text:p text:style-name="Standard">Hari-vāsar vrata. To begin, some background</text:p>
      <text:p text:style-name="Standard">information and terminology will be</text:p>
      <text:p text:style-name="Standard">necessary.</text:p>
      <text:p text:style-name="Standard">Basics</text:p>
      <text:p text:style-name="Standard">From the perspective of an observer on</text:p>
      <text:p text:style-name="Standard">earth, the sun, the moon, and the stars</text:p>
      <text:p text:style-name="Standard">revolve around the earth. Each day, we see</text:p>
      <text:p text:style-name="Standard">the sun pass through the sky, and over the</text:p>
      <text:p text:style-name="Standard">course of the days, weeks, and months, we</text:p>
      <text:p text:style-name="Standard">see the positions of the moon and the stars</text:p>
      <text:p text:style-name="Standard">gradually shift. Moreover, we observe that</text:p>
      <text:p text:style-name="Standard">the positions of the sun, the moon, and the</text:p>
      <text:p text:style-name="Standard">stars change in relation to one another. The</text:p>
      <text:p text:style-name="Standard">path, or the band within the vision of an</text:p>
      <text:p text:style-name="Standard">observer on earth, on which the sun and the</text:p>
      <text:p text:style-name="Standard">moon move through the sky is known as the</text:p>
      <text:p text:style-name="Standard">zodiac (jyotiṣka maṇḍal). The sun moves</text:p>
      <text:p text:style-name="Standard">approximately 1 degree and the moon</text:p>
      <text:p text:style-name="Standard">moves approximately 12 degrees across the</text:p>
      <text:p text:style-name="Standard">zodiac each day.</text:p>
      <text:p text:style-name="Standard">Solar years and months</text:p>
      <text:p text:style-name="Standard">A solar year is defned as the time it takes</text:p>
      <text:p text:style-name="Standard">the sun to revolve around the zodiac, and it</text:p>
      <text:p text:style-name="Standard">lasts approximately 365 days. The 360</text:p>
      <text:p text:style-name="Standard">degrees of the zodiac are divided into 12</text:p>
      <text:p text:style-name="Standard">zones of 30 degrees known as signs (or</text:p>
      <text:p text:style-name="Standard">rāśis). A solar month is defned as the time it</text:p>
      <text:p text:style-name="Standard">takes the sun to traverse one of these signs</text:p>
      <text:p text:style-name="Standard">and lasts roughly 30 days but may vary</text:p>
      <text:p text:style-name="Standard">anywhere from 28 to 32 days.</text:p>
      <text:p text:style-name="Standard">Lunar years and months</text:p>
      <text:p text:style-name="Standard"><text:soft-page-break/>We observe changes in the appearance of</text:p>
      <text:p text:style-name="Standard">the moon: it gradually shifts from full, to half</text:p>
      <text:p text:style-name="Standard">full, to dark, and then back again. Because</text:p>
      <text:p text:style-name="Standard">the moon revolves across the zodiac faster</text:p>
      <text:p text:style-name="Standard">than the sun, it is observed from the earth</text:p>
      <text:p text:style-name="Standard">to repeatedly pass by the sun and the sun’s</text:p>
      <text:p text:style-name="Standard">position in relation to the stars. When the</text:p>
      <text:p text:style-name="Standard">moon is on the opposite side of the zodiac</text:p>
      <text:p text:style-name="Standard">as the sun, it appears full, and when it is in</text:p>
      <text:p text:style-name="Standard">conjunction with the sun, it appears dark. A</text:p>
      <text:p text:style-name="Standard">lunar month is defned as the time it takes</text:p>
      <text:p text:style-name="Standard">the moon to revolve around the zodiac and</text:p>
      <text:p text:style-name="Standard">return to the same position on the zodiac in</text:p>
      <text:p text:style-name="Standard">relation to the sun. This cycle lasts</text:p>
      <text:p text:style-name="Standard">approximately 29.5 days. Lunar months may</text:p>
      <text:p text:style-name="Standard">be counted from one full moon to the next</text:p>
      <text:p text:style-name="Standard">or from one new moon to the next. These</text:p>
      <text:p text:style-name="Standard">two types of lunar months are known as</text:p>
      <text:p text:style-name="Standard">gauṇa chāndra months and mukhya</text:p>
      <text:p text:style-name="Standard">chāndra months respectively. The Gauḍīya–</text:p>
      <text:p text:style-name="Standard">Vaiṣṇava calendar uses gauṇa chāndra</text:p>
      <text:p text:style-name="Standard">months while the Bengali calendar and</text:p>
      <text:p text:style-name="Standard">numerous other calendars use mukhya</text:p>
      <text:p text:style-name="Standard">chāndra months.</text:p>
      <text:p text:style-name="Standard">As 12 solar months form a solar year, so 12</text:p>
      <text:p text:style-name="Standard">lunar months form a lunar year. The twelve</text:p>
      <text:p text:style-name="Standard">months of the lunar year in the Gauḍīya–</text:p>
      <text:p text:style-name="Standard">Vaiṣṇava calendar are listed below. The solar</text:p>
      <text:p text:style-name="Standard">months of the Gregorian and Bengali solar</text:p>
      <text:p text:style-name="Standard">calendars in which they typically occur are</text:p>
      <text:p text:style-name="Standard">also listed for reference:</text:p>
      <text:p text:style-name="Standard">Viṣṇu March-April Chaitra</text:p>
      <text:p text:style-name="Standard">Madhusudan April-May Vaiśākh</text:p>
      <text:p text:style-name="Standard">Trivikram May-June Jyaiṣṭha</text:p>
      <text:p text:style-name="Standard">Vāman June-July Aṣāḍha</text:p>
      <text:p text:style-name="Standard">Śrīdhar July-AugustŚrāvaṇ</text:p>
      <text:p text:style-name="Standard">Hṛṣīkeś August-September Bhādra</text:p>
      <text:p text:style-name="Standard">Padmanābha September-OctoberAśvin</text:p>
      <text:p text:style-name="Standard">Dāmodar October-November Kārtik</text:p>
      <text:p text:style-name="Standard">Keśava November-December Agrahāyaṇ</text:p>
      <text:p text:style-name="Standard">NārāyaṇDecember-January Pauṣ</text:p>
      <text:p text:style-name="Standard">Mādhava January-February Māgh</text:p>
      <text:p text:style-name="Standard">Govinda February-March Phālgun</text:p>
      <text:p text:style-name="Standard">A lunar year, made up of these twelve</text:p>
      <text:p text:style-name="Standard">months, lasts 354 days. Approximately</text:p>
      <text:p text:style-name="Standard">every two years and eight months, an</text:p>
      <text:p text:style-name="Standard">additional month known as Puruṣottam (or</text:p>
      <text:p text:style-name="Standard">‘Adhika’ or ‘Mal’) is inserted into the middle</text:p>
      <text:p text:style-name="Standard">of one of these months. It thus begins from</text:p>
      <text:p text:style-name="Standard">the new moon and ends with the following</text:p>
      <text:p text:style-name="Standard">new moon. This intercalary month occurs</text:p>
      <text:p text:style-name="Standard">when two new moons occur within the same</text:p>
      <text:p text:style-name="Standard"><text:soft-page-break/>solar month. With the addition of this</text:p>
      <text:p text:style-name="Standard">intercalary month, the disparity between the</text:p>
      <text:p text:style-name="Standard">lengths of the lunar and solar years, which is</text:p>
      <text:p text:style-name="Standard">on average 11 days, is periodically adjusted.</text:p>
      <text:p text:style-name="Standard">This also explains why over the course of</text:p>
      <text:p text:style-name="Standard">three years we fnd that observances based</text:p>
      <text:p text:style-name="Standard">on the lunar calendar are observed on the</text:p>
      <text:p text:style-name="Standard">days of the solar calendar that vary by as</text:p>
      <text:p text:style-name="Standard">much as 33 days.</text:p>
      <text:p text:style-name="Standard">Each lunar year of the Gauḍīya–Vaiṣṇava</text:p>
      <text:p text:style-name="Standard">calendar ends on the full moon in the month</text:p>
      <text:p text:style-name="Standard">of Govinda, which is otherwise known as Śrī</text:p>
      <text:p text:style-name="Standard">Gaura Purṇimā, the date of Śrī Chaitanya</text:p>
      <text:p text:style-name="Standard">Mahāprabhu’s divine appearance on the</text:p>
      <text:p text:style-name="Standard">earth. The next year begins as the moon</text:p>
      <text:p text:style-name="Standard">enters the ensuing waning fortnight. The</text:p>
      <text:p text:style-name="Standard">year of the Gauḍīya–Vaiṣṇava calendar is</text:p>
      <text:p text:style-name="Standard">correspondingly known as Gaurābda or</text:p>
      <text:p text:style-name="Standard">Chaitanyābda (‘the era of Gaura,</text:p>
      <text:p text:style-name="Standard">Chaitanya’) and may be counted as either</text:p>
      <text:p text:style-name="Standard">the number of years that have been</text:p>
      <text:p text:style-name="Standard">completed since the Lord’s appearance (a</text:p>
      <text:p text:style-name="Standard">method of counting known as purtābda) or</text:p>
      <text:p text:style-name="Standard">the number of the frst year yet to be</text:p>
      <text:p text:style-name="Standard">completed since the year of the Lord’s</text:p>
      <text:p text:style-name="Standard">appearance (a method of counting known as</text:p>
      <text:p text:style-name="Standard">pravṛttābda). For example, in late March of</text:p>
      <text:p text:style-name="Standard">2015 (after Śrī Gaura Purṇimā), the</text:p>
      <text:p text:style-name="Standard">purtābda year is 529 and the pravṛttābda</text:p>
      <text:p text:style-name="Standard">year is 530. The purtābda Gaurābda year</text:p>
      <text:p text:style-name="Standard">can be calculated from the Gregorian year</text:p>
      <text:p text:style-name="Standard">as follows:</text:p>
      <text:p text:style-name="Standard">if the Gregorian date is between 1</text:p>
      <text:p text:style-name="Standard">January and the Gaura Purṇimā of that</text:p>
      <text:p text:style-name="Standard">year,</text:p>
      <text:p text:style-name="Standard">then the Gaurābda year = Gregorian</text:p>
      <text:p text:style-name="Standard">year minus 1487,</text:p>
      <text:p text:style-name="Standard">but if the Gregorian date is between</text:p>
      <text:p text:style-name="Standard">the Kṛṣṇa Pratipad following Gaura</text:p>
      <text:p text:style-name="Standard">Purṇimā and 31 December,</text:p>
      <text:p text:style-name="Standard">then the Gaurābda year = Gregorian</text:p>
      <text:p text:style-name="Standard">year minus 1486.</text:p>
      <text:p text:style-name="Standard">To compute the pravṛttābda year, use the</text:p>
      <text:p text:style-name="Standard">same method but subtract one year from</text:p>
      <text:p text:style-name="Standard">the fgures in the e@uations:</text:p>
      <text:p text:style-name="Standard">if the Gregorian date is between 1</text:p>
      <text:p text:style-name="Standard">January and the Gaura Purṇimā of that</text:p>
      <text:p text:style-name="Standard">year,</text:p>
      <text:p text:style-name="Standard">then the Gaurābda year = Gregorian</text:p>
      <text:p text:style-name="Standard">year minus 1486,</text:p>
      <text:p text:style-name="Standard">but if the Gregorian date is between</text:p>
      <text:p text:style-name="Standard">the Kṛṣṇa Pratipad following Gaura</text:p>
      <text:p text:style-name="Standard"><text:soft-page-break/>Purṇimā and 31 December,</text:p>
      <text:p text:style-name="Standard">then the Gaurābda year = Gregorian</text:p>
      <text:p text:style-name="Standard">year minus 1485.</text:p>
      <text:p text:style-name="Standard">Tithis</text:p>
      <text:p text:style-name="Standard">Each lunar month is divided into 30 parts</text:p>
      <text:p text:style-name="Standard">known as tithis. A tithi marks the change in</text:p>
      <text:p text:style-name="Standard">the angular distance between the sun and</text:p>
      <text:p text:style-name="Standard">moon by 12 degrees as observed from the</text:p>
      <text:p text:style-name="Standard">earth. In other words, a tithi is a measure of</text:p>
      <text:p text:style-name="Standard">the relative change in the phase of the</text:p>
      <text:p text:style-name="Standard">moon from full to half full to dark and back</text:p>
      <text:p text:style-name="Standard">again. For example, when the moon is full,</text:p>
      <text:p text:style-name="Standard">the angle between the moon and the sun as</text:p>
      <text:p text:style-name="Standard">seen from the earth is 180 degrees. The frst</text:p>
      <text:p text:style-name="Standard">14 tithis of the lunar month mark the closing</text:p>
      <text:p text:style-name="Standard">of this angle, which reaches 0 degrees on</text:p>
      <text:p text:style-name="Standard">the 15th tithi. The ensuing tithis then mark</text:p>
      <text:p text:style-name="Standard">the increase in the measure of this angle</text:p>
      <text:p text:style-name="Standard">until it returns to 180 degrees at the next</text:p>
      <text:p text:style-name="Standard">full moon. At that point, the lunar month</text:p>
      <text:p text:style-name="Standard">ends and the cycle of 30 tithis in the</text:p>
      <text:p text:style-name="Standard">ensuing month begins.</text:p>
      <text:p text:style-name="Standard">Because the moon’s orbit is elliptical and</text:p>
      <text:p text:style-name="Standard">the speed of its movement around the</text:p>
      <text:p text:style-name="Standard">zodiac is variable, the length of any given</text:p>
      <text:p text:style-name="Standard">tithi fuctuates between approximately 19</text:p>
      <text:p text:style-name="Standard">and 26 hours. The timing of the moon</text:p>
      <text:p text:style-name="Standard">entering a new tithi can thus occur at any</text:p>
      <text:p text:style-name="Standard">time on a solar day and seldom corresponds</text:p>
      <text:p text:style-name="Standard">exactly with the rising or setting of the sun.</text:p>
      <text:p text:style-name="Standard">Moreover, the time of the moon entering a</text:p>
      <text:p text:style-name="Standard">new tithi is not specifc to any particular</text:p>
      <text:p text:style-name="Standard">location on earth. It is based on the</text:p>
      <text:p text:style-name="Standard">relationship between the positions of the</text:p>
      <text:p text:style-name="Standard">sun and the moon relative to the centre of</text:p>
      <text:p text:style-name="Standard">the earth. Thus, tithi times are calculated for</text:p>
      <text:p text:style-name="Standard">the earth as a whole. They are e@uivalent</text:p>
      <text:p text:style-name="Standard">everywhere and adjusted only in relation to</text:p>
      <text:p text:style-name="Standard">variance in local time zones.</text:p>
      <text:p text:style-name="Standard">The 30 tithis in each month are divided into</text:p>
      <text:p text:style-name="Standard">2 pakṣas (lit. ‘fanks’, coll. ‘fortnights’) of 15</text:p>
      <text:p text:style-name="Standard">tithis. These are known as the kṛṣṇa pakṣa</text:p>
      <text:p text:style-name="Standard">(i.e. the waning or dark fortnight) and the</text:p>
      <text:p text:style-name="Standard">śukla pakṣa (i.e. the waxing or bright</text:p>
      <text:p text:style-name="Standard">fortnight). Śrīla Bhakti Siddhānta Saraswatī</text:p>
      <text:p text:style-name="Standard">Ṭhākur established the custom of referring</text:p>
      <text:p text:style-name="Standard">to the śukla pakṣa as the gaura pakṣa, and</text:p>
      <text:p text:style-name="Standard">from here on, this term will be used. With</text:p>
      <text:p text:style-name="Standard">the exception of the frst tithi of each pakṣa,</text:p>
      <text:p text:style-name="Standard">which is known as Pratipad (‘ingress’), the</text:p>
      <text:p text:style-name="Standard">tithis of each pakṣa are referred to by the</text:p>
      <text:p text:style-name="Standard">Bengali versions of the feminine ordinal</text:p>
      <text:p text:style-name="Standard"><text:soft-page-break/>numbers in Sanskrit: Dvitīyā (‘second’),</text:p>
      <text:p text:style-name="Standard">Tṛtīyā (‘third’), Chaturthī (‘fourth’), Pañchamī</text:p>
      <text:p text:style-name="Standard">(‘ffth’), Saṣṭhī (‘sixth’), Saptamī (‘seventh’),</text:p>
      <text:p text:style-name="Standard">Aṣṭamī (‘eight’), Navamī (‘ninth’), Daśamī</text:p>
      <text:p text:style-name="Standard">(‘tenth’), Ekādaśī (‘eleventh’), Dvādaśī</text:p>
      <text:p text:style-name="Standard">(‘twelfth’), Trayodaśī (‘thirteenth’), and</text:p>
      <text:p text:style-name="Standard">Chaturdaśī (‘fourteenth’). The name of each</text:p>
      <text:p text:style-name="Standard">tithi is often preceded by the name of the</text:p>
      <text:p text:style-name="Standard">pakṣa it belongs to for clarifcation (e.g.</text:p>
      <text:p text:style-name="Standard">Kṛṣṇa Pratipad, Gaura Chaturdaśī). The last</text:p>
      <text:p text:style-name="Standard">tithi of the Kṛṣṇa pakṣa, when the moon is in</text:p>
      <text:p text:style-name="Standard">conjunction with the sun (i.e. the new moon)</text:p>
      <text:p text:style-name="Standard">is known as Amāvasyā (lit. ‘dwelling</text:p>
      <text:p text:style-name="Standard">together’), and the last tithi of the Gaura</text:p>
      <text:p text:style-name="Standard">pakṣa, when the moon is in opposition to the</text:p>
      <text:p text:style-name="Standard">sun (i.e. the full moon), is known as Purṇimā</text:p>
      <text:p text:style-name="Standard">(‘fullness’).</text:p>
      <text:p text:style-name="Standard">Nakṣatras</text:p>
      <text:p text:style-name="Standard">The 360 degrees of the zodiac are also</text:p>
      <text:p text:style-name="Standard">divided into 27 zones of 13 1⁄3 degrees.</text:p>
      <text:p text:style-name="Standard">These are known as nakṣatras or lunar</text:p>
      <text:p text:style-name="Standard">houses, and are named after the stars or</text:p>
      <text:p text:style-name="Standard">asterisms visible within each of them: (1)</text:p>
      <text:p text:style-name="Standard">Aśvinī, (2) Bharaṇī, (3) Kṛttikā, (4) Rohiṇī, (5)</text:p>
      <text:p text:style-name="Standard">Mṛgaśirā, (6) Ardrā, (7) Punarvasu, (8)</text:p>
      <text:p text:style-name="Standard">Puṣyā, (9) Aśleṣā, (10) Maghā, (11) Purva-</text:p>
      <text:p text:style-name="Standard">phālgunī, (12) Uttara-phālgunī, (13) Hastā,</text:p>
      <text:p text:style-name="Standard">(14) Chitrā, (15) Svātī, (16) Viśākhā, (17)</text:p>
      <text:p text:style-name="Standard">Anurādhā, (18) Jyeṣṭhā, (19) Mulā, (20)</text:p>
      <text:p text:style-name="Standard">Purvāṣāḍhā, (21) Uttarāṣāḍhā, (22) Śravaṇā,</text:p>
      <text:p text:style-name="Standard">(23) Dhaniṣṭhā, (24) Śatabhiṣā, (25) Purva-</text:p>
      <text:p text:style-name="Standard">bhādrapada, (26) Uttara-bhādrapada, and</text:p>
      <text:p text:style-name="Standard">(27) Revatī. The movement of the moon</text:p>
      <text:p text:style-name="Standard">through the zodiac is measured by its</text:p>
      <text:p text:style-name="Standard">position within the nakṣatras. The timing of</text:p>
      <text:p text:style-name="Standard">the moon’s presence at particular tithis and</text:p>
      <text:p text:style-name="Standard">within particular nakṣatras in relation to the</text:p>
      <text:p text:style-name="Standard">time of sunrise at particular places on the</text:p>
      <text:p text:style-name="Standard">earth determines the dates on which</text:p>
      <text:p text:style-name="Standard">festivals and rites should be observed at</text:p>
      <text:p text:style-name="Standard">those places in particular. The specifc</text:p>
      <text:p text:style-name="Standard">conditions for ascertainment will be</text:p>
      <text:p text:style-name="Standard">explained later on.</text:p>
      <text:p text:style-name="Standard">Śrī Hari-vāsar vrata</text:p>
      <text:p text:style-name="Standard">The word vāsar means day, so Śrī Hari-vāsar</text:p>
      <text:p text:style-name="Standard">means ‘the day of the Supreme Lord’. A</text:p>
      <text:p text:style-name="Standard">vrata is a set of actions performed to fulfl a</text:p>
      <text:p text:style-name="Standard">particular resolution, and in this case implies</text:p>
      <text:p text:style-name="Standard">a resolution to serve the Lord according to</text:p>
      <text:p text:style-name="Standard">the directives given in the scriptures. The</text:p>
      <text:p text:style-name="Standard">actions associated within a vrata typically</text:p>
      <text:p text:style-name="Standard">include abstaining from particular forms of</text:p>
      <text:p text:style-name="Standard"><text:soft-page-break/>enjoyment and performing particular forms</text:p>
      <text:p text:style-name="Standard">of worship and austerity. Śrī Hari-vāsar</text:p>
      <text:p text:style-name="Standard">vrata, specifcally, is the practice of fasting</text:p>
      <text:p text:style-name="Standard">and engaging in intensifed services to the</text:p>
      <text:p text:style-name="Standard">Supreme Lord on the day over which the</text:p>
      <text:p text:style-name="Standard">Lord presides within each fortnight.</text:p>
      <text:p text:style-name="Standard">The observance of Śrī Hari-vāsar vrata</text:p>
      <text:p text:style-name="Standard">entails ascertaining the date of Śrī Hari-</text:p>
      <text:p text:style-name="Standard">vāsar, fasting and engaging in appropriate</text:p>
      <text:p text:style-name="Standard">activities on that day, and breaking the fast</text:p>
      <text:p text:style-name="Standard">on the following day at the appropriate time.</text:p>
      <text:p text:style-name="Standard">Fasting is defned in the scriptures as</text:p>
      <text:p text:style-name="Standard">follows:</text:p>
      <text:p text:style-name="Standard">upāvṛttasya pāpebhyo yas tu vāso</text:p>
      <text:p text:style-name="Standard">guṇaiḥ saha</text:p>
      <text:p text:style-name="Standard">upavāsaḥ sa vijñeyaḥ sarva-bhoga-</text:p>
      <text:p text:style-name="Standard">vivarjitaḥ</text:p>
      <text:p text:style-name="Standard">(Śrī Hari-bhakti-vilāsa: 13.35)</text:p>
      <text:p text:style-name="Standard">“Remaining free from all sins and endowed</text:p>
      <text:p text:style-name="Standard">with all virtues, and giving up all forms of</text:p>
      <text:p text:style-name="Standard">enjoyment is called upavāsa, fasting.”</text:p>
      <text:p text:style-name="Standard">Śrīla Bhakti Rakṣak Śrīdhar Dev-Goswāmī</text:p>
      <text:p text:style-name="Standard">Mahārāj (19 February 1982) further</text:p>
      <text:p text:style-name="Standard">explains: “Upa means samīpe [‘near’], to</text:p>
      <text:p text:style-name="Standard">always remain [vāsa] by the side of Kṛṣṇa</text:p>
      <text:p text:style-name="Standard">and supply whatever He wants. In doing so,</text:p>
      <text:p text:style-name="Standard">servitors forget to take food and other</text:p>
      <text:p text:style-name="Standard">things for themselves. They want to be more</text:p>
      <text:p text:style-name="Standard">busily engaged in the service of Kṛṣṇa,</text:p>
      <text:p text:style-name="Standard">because at this time of need [Śrī Hari-vāsar],</text:p>
      <text:p text:style-name="Standard">they will fetch more remuneration, more</text:p>
      <text:p text:style-name="Standard">affinity for Kṛṣṇa, more grace. So, upavāsa</text:p>
      <text:p text:style-name="Standard">[‘fasting’] means samīpe vāsa [‘staying</text:p>
      <text:p text:style-name="Standard">near’]. And, secondarily, by fasting [not</text:p>
      <text:p text:style-name="Standard">eating], we can make our body dry so that</text:p>
      <text:p text:style-name="Standard">our enjoying spirit will be lessened.”</text:p>
      <text:p text:style-name="Standard">Reasons to observe</text:p>
      <text:p text:style-name="Standard">For the followers of Śrīman Mahāprabhu, the</text:p>
      <text:p text:style-name="Standard">Lord’s simple re@uest to His mother Śrī</text:p>
      <text:p text:style-name="Standard">Śachī Devī is itself the only reason</text:p>
      <text:p text:style-name="Standard">necessary to observe Śrī Hari-vāsar vrata.</text:p>
      <text:p text:style-name="Standard">eka dina mātāra pade kariyā praṇāma</text:p>
      <text:p text:style-name="Standard">prabhu kahe, “mātā, more deha’ eka</text:p>
      <text:p text:style-name="Standard">dāna”</text:p>
      <text:p text:style-name="Standard">mātā bale, “tāi diba, yā tumi māgibe”</text:p>
      <text:p text:style-name="Standard">prabhu kahe, “ekādasīte anna nā</text:p>
      <text:p text:style-name="Standard">khāibe”</text:p>
      <text:p text:style-name="Standard">sachhī kahe, “nā khāiba, bhāla-i kahilā”</text:p>
      <text:p text:style-name="Standard">sei haite ekādasī karite lāgilā</text:p>
      <text:p text:style-name="Standard">(Śrī Chaitanya-charitāmṛta: Ādi-līlā, 15.8–10)</text:p>
      <text:p text:style-name="Standard">“One day, the Lord ofered His obeisance to</text:p>
      <text:p text:style-name="Standard">His mother and said, ‘O Mother, please give</text:p>
      <text:p text:style-name="Standard"><text:soft-page-break/>Me a gift.’</text:p>
      <text:p text:style-name="Standard">His mother replied, ‘I will give You whatever</text:p>
      <text:p text:style-name="Standard">You re@uest.’</text:p>
      <text:p text:style-name="Standard">The Lord said, ‘Please don’t eat grains on</text:p>
      <text:p text:style-name="Standard">Ekādaśī.’</text:p>
      <text:p text:style-name="Standard">Śachī Devī replied, ‘I will not eat them. You</text:p>
      <text:p text:style-name="Standard">have spoken very well.’ From that day on,</text:p>
      <text:p text:style-name="Standard">she began to observe Ekādaśī.”</text:p>
      <text:p text:style-name="Standard">Śrīla Sanātan Goswāmī has surveyed the</text:p>
      <text:p text:style-name="Standard">various statements throughout the</text:p>
      <text:p text:style-name="Standard">scriptures about the importance of Śrī Hari-</text:p>
      <text:p text:style-name="Standard">vāsar vrata and summarised them as</text:p>
      <text:p text:style-name="Standard">follows:</text:p>
      <text:p text:style-name="Standard">tachh chha kṛṣṇa-prīṇanatvad vidhi-</text:p>
      <text:p text:style-name="Standard">praptatva tas tathā bhojanasya</text:p>
      <text:p text:style-name="Standard">niṣedhāchh chhākaraṇe pratyavāyataḥ</text:p>
      <text:p text:style-name="Standard">(Śrī Hari-bhakti-vilāsa: 12.4)</text:p>
      <text:p text:style-name="Standard">“There are 4 reasons Śrī Hari-vāsar vrata</text:p>
      <text:p text:style-name="Standard">must always be observed (listed in order of</text:p>
      <text:p text:style-name="Standard">importance): (1) it is pleasing to Lord Kṛṣṇa,</text:p>
      <text:p text:style-name="Standard">(2) it is prescribed in the scriptures, (3)</text:p>
      <text:p text:style-name="Standard">eating is forbidden (on this day), and (4) not</text:p>
      <text:p text:style-name="Standard">observing it is a sin.”</text:p>
      <text:p text:style-name="Standard">In his commentary on this verse, Śrīla</text:p>
      <text:p text:style-name="Standard">Sanātan Goswāmī states that although it is</text:p>
      <text:p text:style-name="Standard">generally understood that the primary</text:p>
      <text:p text:style-name="Standard">reason that Śrī Hari-vāsar vrata must be</text:p>
      <text:p text:style-name="Standard">observed is that it is a sin to neglect it, for</text:p>
      <text:p text:style-name="Standard">followers of the path of pure devotion the</text:p>
      <text:p text:style-name="Standard">primary reason is that it is pleasing to Lord</text:p>
      <text:p text:style-name="Standard">Kṛṣṇa (an endeavour to simply absolve</text:p>
      <text:p text:style-name="Standard">oneself of sin can never be devotion proper</text:p>
      <text:p text:style-name="Standard">and in truth is something contrary to it).</text:p>
      <text:p text:style-name="Standard">ekādasī-vrataṁ nāma sarva-kāma-</text:p>
      <text:p text:style-name="Standard">phala-pradaṁ</text:p>
      <text:p text:style-name="Standard">kartavyaṁ sarvadā viprair viṣṇu-</text:p>
      <text:p text:style-name="Standard">prīṇana kāraṇam</text:p>
      <text:p text:style-name="Standard">(Śrī Hari-bhakti-vilāsa: 12.8)</text:p>
      <text:p text:style-name="Standard">“The Ekādaśī vrata, which grants the</text:p>
      <text:p text:style-name="Standard">fulflment of all ends, should always be</text:p>
      <text:p text:style-name="Standard">observed for the satisfaction of Lord Viṣṇu.”</text:p>
      <text:p text:style-name="Standard">Although the four ends of piety, wealth,</text:p>
      <text:p text:style-name="Standard">enjoyment, and liberation (dharma, artha,</text:p>
      <text:p text:style-name="Standard">kāma, and mokṣa) are attained incidentally</text:p>
      <text:p text:style-name="Standard">by observing Śrī Hari-vāsar vrata, exclusive</text:p>
      <text:p text:style-name="Standard">devotees of the Lord remain disinterested in</text:p>
      <text:p text:style-name="Standard">these insignifcant attainments and aspire</text:p>
      <text:p text:style-name="Standard">only for the highest end of life, Śrī Kṛṣṇa-</text:p>
      <text:p text:style-name="Standard">prema, by rendering service to the Lord on</text:p>
      <text:p text:style-name="Standard">His dearmost day. Śrīla Bhakti Rakṣak</text:p>
      <text:p text:style-name="Standard">Śrīdhar Dev-Goswāmī Mahārāj (19 February</text:p>
      <text:p text:style-name="Standard">1982) further explains: “On Ekādaśī and on</text:p>
      <text:p text:style-name="Standard"><text:soft-page-break/>Dvādaśī, if we render even some small</text:p>
      <text:p text:style-name="Standard">service, we will get greater remuneration.</text:p>
      <text:p text:style-name="Standard">Remuneration means prema [love], prīti</text:p>
      <text:p text:style-name="Standard">[afection], serving attitude, earnestness. All</text:p>
      <text:p text:style-name="Standard">these things will be enhanced at that</text:p>
      <text:p text:style-name="Standard">particular time. The scientifc cause of this is</text:p>
      <text:p text:style-name="Standard">that Hari, at this time, wants to consume</text:p>
      <text:p text:style-name="Standard">more service. That Hari demands more of</text:p>
      <text:p text:style-name="Standard">His servitors is their fortune. So, at this time,</text:p>
      <text:p text:style-name="Standard">during Ekādaśī and Dvādaśī [Śrī Hari-vāsar],</text:p>
      <text:p text:style-name="Standard">even a little service from His servitors is</text:p>
      <text:p text:style-name="Standard">very useful. That is the key.”</text:p>
      <text:p text:style-name="Standard">The Lord’s instruchtion</text:p>
      <text:p text:style-name="Standard">When Śrīman Mahāprabhu met Śrīla</text:p>
      <text:p text:style-name="Standard">Sanātan Goswāmī in Varanasi, the Lord</text:p>
      <text:p text:style-name="Standard">re@uested him to compile a rule book based</text:p>
      <text:p text:style-name="Standard">on the Purāṇas and other scriptures to</text:p>
      <text:p text:style-name="Standard">establish the proper method to serve Śrī</text:p>
      <text:p text:style-name="Standard">Guru, worship the Deity, construct Temples,</text:p>
      <text:p text:style-name="Standard">arrange festivals, and observe vratas. Within</text:p>
      <text:p text:style-name="Standard">the methods for performing all these</text:p>
      <text:p text:style-name="Standard">activities, the central principle the Lord</text:p>
      <text:p text:style-name="Standard">desired be established was that of purity,</text:p>
      <text:p text:style-name="Standard">and His instructions to Sanātan Goswāmī</text:p>
      <text:p text:style-name="Standard">regarding the observance of vratas are a</text:p>
      <text:p text:style-name="Standard">clear example of this. The Lord said:</text:p>
      <text:p text:style-name="Standard">ekādasī, janmāṣṭamī, vāmana-dvādasī</text:p>
      <text:p text:style-name="Standard">srī-rāma-navamī, āra nṛsiṁha-</text:p>
      <text:p text:style-name="Standard">chhaturdasī</text:p>
      <text:p text:style-name="Standard">ei sabe viddhā-tyāga, aviddhā-karaṇa</text:p>
      <text:p text:style-name="Standard">akaraṇe doṣa, kaile bhaktira labhana</text:p>
      <text:p text:style-name="Standard">(Śrī Chaitanya-charitāmṛta: Madhya-līlā,</text:p>
      <text:p text:style-name="Standard">24.336–7)</text:p>
      <text:p text:style-name="Standard">“Ekādaśī, Janmāṣṭamī, Vāman Dvādaśī,</text:p>
      <text:p text:style-name="Standard">Rāma Navamī, and Nṛsiṁha Chaturdaśī—for</text:p>
      <text:p text:style-name="Standard">all these vratas, viddhā days (viddhā will be</text:p>
      <text:p text:style-name="Standard">defned below) should be rejected and non-</text:p>
      <text:p text:style-name="Standard">viddhā days should be observed. To not do</text:p>
      <text:p text:style-name="Standard">so is a fault, and by doing so, one attains</text:p>
      <text:p text:style-name="Standard">devotion.”</text:p>
      <text:p text:style-name="Standard">Śrīla Bhakti Siddhānta Saraswatī Ṭhākur</text:p>
      <text:p text:style-name="Standard">comments (Anubhāṣya: Madhya, 24.337):</text:p>
      <text:p text:style-name="Standard">“For Ekādaśī, days that are viddhā at dawn,</text:p>
      <text:p text:style-name="Standard">and for all other vratas, days that are viddhā</text:p>
      <text:p text:style-name="Standard">at sunrise should be rejected; only non-</text:p>
      <text:p text:style-name="Standard">viddhā vratas should be observed. Following</text:p>
      <text:p text:style-name="Standard">viddhā vratas is a fault; only by following</text:p>
      <text:p text:style-name="Standard">non-viddhā vratas does one attain devotion.</text:p>
      <text:p text:style-name="Standard">To understand the details of this, study</text:p>
      <text:p text:style-name="Standard">Vilāsas 12 and 13 of Śrī Hari-bhakti-vilāsa.”</text:p>
      <text:p text:style-name="Standard">Schripture in prachtiche</text:p>
      <text:p text:style-name="Standard">Śrīla Sanātan Goswāmī explains:</text:p>
      <text:p text:style-name="Standard"><text:soft-page-break/>ekādasī chha sampūrṇā viddheti</text:p>
      <text:p text:style-name="Standard">dvividhā smṛtā</text:p>
      <text:p text:style-name="Standard">viddhā chha dvividhā tatra tyājyā viddhā</text:p>
      <text:p text:style-name="Standard">tu pūrvajā</text:p>
      <text:p text:style-name="Standard">(Hbv: 12.199 (RNV: 12.73))</text:p>
      <text:p text:style-name="Standard">“There are two types of Ekādaśīs: complete</text:p>
      <text:p text:style-name="Standard">(sampurṇā) and divided (viddhā). There are</text:p>
      <text:p text:style-name="Standard">two types of divided Ekādaśīs: pre-divided</text:p>
      <text:p text:style-name="Standard">(purva-viddhā) and post-divided (para-</text:p>
      <text:p text:style-name="Standard">viddhā). Ekādaśīs that are purva-viddhā</text:p>
      <text:p text:style-name="Standard">should be rejected.”</text:p>
      <text:p text:style-name="Standard">pratipat-prabhṛtayaḥ sarvā</text:p>
      <text:p text:style-name="Standard">udayādodayād-raveḥ sampūrṇā iti</text:p>
      <text:p text:style-name="Standard">vikhyātā hari-vāsara-varjitāḥ</text:p>
      <text:p text:style-name="Standard">(Hbv: 12.315 (RNV: 12.120))</text:p>
      <text:p text:style-name="Standard">“Pratipad and all other tithis except Ekādaśī</text:p>
      <text:p text:style-name="Standard">are known to be complete (sampurṇā) if</text:p>
      <text:p text:style-name="Standard">they start at (or before) one sunrise and</text:p>
      <text:p text:style-name="Standard">continue to the next.”</text:p>
      <text:p text:style-name="Standard">ādityodaya-belāyāḥ prāṅ-muhūrta-</text:p>
      <text:p text:style-name="Standard">dvayānvitā</text:p>
      <text:p text:style-name="Standard">ekādasī tu sampūrṇā viddhānyā</text:p>
      <text:p text:style-name="Standard">parikīrtitā</text:p>
      <text:p text:style-name="Standard">(Hbv: 12.317 (RNV: 12.122))</text:p>
      <text:p text:style-name="Standard">“An Ekādaśī that starts (at least) two</text:p>
      <text:p text:style-name="Standard">muhurtas before sunrise (and continues to</text:p>
      <text:p text:style-name="Standard">the next sunrise) is complete. Otherwise (if</text:p>
      <text:p text:style-name="Standard">it does not start two muhurtas before</text:p>
      <text:p text:style-name="Standard">sunrise), it is viddhā.”</text:p>
      <text:p text:style-name="Standard">udayāt prāk chhatasras chha ghaṭikā</text:p>
      <text:p text:style-name="Standard">aruṇodayaḥ</text:p>
      <text:p text:style-name="Standard">(Hbv: 12.342 (RNV: 12.135))</text:p>
      <text:p text:style-name="Standard">“The period of four daṇḍas (two muhurtas—</text:p>
      <text:p text:style-name="Standard">96 minutes) before sunrise is called dawn</text:p>
      <text:p text:style-name="Standard">(aruṇoday).”</text:p>
      <text:p text:style-name="Standard">When Ekādaśī starts before dawn, then no</text:p>
      <text:p text:style-name="Standard">ray of the light from its day is touched by</text:p>
      <text:p text:style-name="Standard">Daśamī, the previous tithi. Such an Ekādaśī</text:p>
      <text:p text:style-name="Standard">is known as Śuddhā Ekādaśī, pure Ekādaśī.</text:p>
      <text:p text:style-name="Standard">When Śrīman Mahāprabhu stated that</text:p>
      <text:p text:style-name="Standard">viddhā days should be rejected (Cc: Madhya,</text:p>
      <text:p text:style-name="Standard">24. 337), He was referring specifcally to</text:p>
      <text:p text:style-name="Standard">purva-viddhā days.</text:p>
      <text:p text:style-name="Standard">dasamī-seṣa-saṁyukto yadi syād</text:p>
      <text:p text:style-name="Standard">aruṇodayaḥ vaiṣṇavena na kartavyaṁ</text:p>
      <text:p text:style-name="Standard">tad-dine ekādasī-vratam</text:p>
      <text:p text:style-name="Standard">(Hbv: 12.336 (RNV: 12.130))</text:p>
      <text:p text:style-name="Standard">“If Ekādaśī is mixed with the end of Daśamī</text:p>
      <text:p text:style-name="Standard">during dawn, then Vaiṣṇavas should not</text:p>
      <text:p text:style-name="Standard">observe the Ekādaśī vrata that day.”</text:p>
      <text:p text:style-name="Standard">Śrīla Sanātan Goswāmī cites numerous</text:p>
      <text:p text:style-name="Standard">examples to demonstrate that the scriptures</text:p>
      <text:p text:style-name="Standard"><text:soft-page-break/>strongly forbid observing purva-viddhā</text:p>
      <text:p text:style-name="Standard">Ekādaśīs. A few examples are cited here to</text:p>
      <text:p text:style-name="Standard">illustrate this.</text:p>
      <text:p text:style-name="Standard">pṛthivyāṁ yāni pāpāni sthūla-sukṣmāṇi</text:p>
      <text:p text:style-name="Standard">bhūpate</text:p>
      <text:p text:style-name="Standard">teṣāṁ phalam avapnoti</text:p>
      <text:p text:style-name="Standard">sasailyaikādasī-vrate</text:p>
      <text:p text:style-name="Standard">(Śrī Hari-bhakti-vilāsa: 12.245 (RNV: 12.92))</text:p>
      <text:p text:style-name="Standard">“By observing an Ekādaśī mixed with</text:p>
      <text:p text:style-name="Standard">Daśamī, one incurs the reactions for</text:p>
      <text:p text:style-name="Standard">committing every gross and subtle sin that</text:p>
      <text:p text:style-name="Standard">exists on earth.”</text:p>
      <text:p text:style-name="Standard">yaiḥ kṛta dasamī-viddhā vidyā-mohena</text:p>
      <text:p text:style-name="Standard">mānavaiḥ</text:p>
      <text:p text:style-name="Standard">te gatā narakaṁ ghoraṁ yugānām eka-</text:p>
      <text:p text:style-name="Standard">saptatim</text:p>
      <text:p text:style-name="Standard">(Śrī Hari-bhakti-vilāsa: 12.219 (RNV: 12.82)</text:p>
      <text:p text:style-name="Standard">“Persons who observe an Ekādaśī polluted</text:p>
      <text:p text:style-name="Standard">by Daśamī will reside in a ghastly hell for 71</text:p>
      <text:p text:style-name="Standard">yugas.”</text:p>
      <text:p text:style-name="Standard">gaṅgodakasya sampūrṇaṁ yathā</text:p>
      <text:p text:style-name="Standard">tyājyaṁ ghaṭaṁ bhavet</text:p>
      <text:p text:style-name="Standard">surā-bindu-sama-yuktaṁ tat sarvaṁ</text:p>
      <text:p text:style-name="Standard">madyatāṁ vrajet</text:p>
      <text:p text:style-name="Standard">hālāhalaṁ viṣaṁ raudraṁ kaḥ piben</text:p>
      <text:p text:style-name="Standard">mūḍha-dhīr naraḥ</text:p>
      <text:p text:style-name="Standard">dasamī-seṣa-saṁyuktaṁ ka upoṣati</text:p>
      <text:p text:style-name="Standard">sad-vratī</text:p>
      <text:p text:style-name="Standard">evaṁ jñātvā muni-sreṣṭha dasamī-seṣa-</text:p>
      <text:p text:style-name="Standard">saṁyutā</text:p>
      <text:p text:style-name="Standard">varjitā munibhiḥ sarvair vāsudevam</text:p>
      <text:p text:style-name="Standard">abhīpsubhiḥ</text:p>
      <text:p text:style-name="Standard">(Śrī Hari-bhakti-vilāsa: 12.223–5 (RNV:</text:p>
      <text:p text:style-name="Standard">12.85–7))</text:p>
      <text:p text:style-name="Standard">“If a drop of wine falls into a pot full of</text:p>
      <text:p text:style-name="Standard">Ganges water, all the water in the pot turns</text:p>
      <text:p text:style-name="Standard">into wine and should be thrown out.</text:p>
      <text:p text:style-name="Standard">Similarly, an Ekādaśī mixed with even a</text:p>
      <text:p text:style-name="Standard">moment of Daśamī is impure and must be</text:p>
      <text:p text:style-name="Standard">rejected. What foolish person would drink</text:p>
      <text:p text:style-name="Standard">deadly poison? What serious practitioner</text:p>
      <text:p text:style-name="Standard">would observe an Ekādaśī mixed with</text:p>
      <text:p text:style-name="Standard">Daśamī? Understanding this, those who</text:p>
      <text:p text:style-name="Standard">aspire to attain Lord Vāsudev reject Ekādaśī</text:p>
      <text:p text:style-name="Standard">mixed with the end of Daśamī.”</text:p>
      <text:p text:style-name="Standard">dasamī-seṣa-saṁyuktaṁ niṣiddhaṁ</text:p>
      <text:p text:style-name="Standard">viṣṇunā purā</text:p>
      <text:p text:style-name="Standard">tasmād bhāgavatair bhūpa sodhayitvā</text:p>
      <text:p text:style-name="Standard">harer dinam</text:p>
      <text:p text:style-name="Standard">upoṣitavyaṁ yatnena pūrva-saṅgati-</text:p>
      <text:p text:style-name="Standard">varjitam</text:p>
      <text:p text:style-name="Standard">(Śrī Hari-bhakti-vilāsa: 12.244 (RNV: 12.92))</text:p>
      <text:p text:style-name="Standard"><text:soft-page-break/>“Long ago, Lord Viṣṇu forbid observing</text:p>
      <text:p text:style-name="Standard">Ekādaśī mixed with the end of Daśamī.</text:p>
      <text:p text:style-name="Standard">Devotees of the Lord, therefore, carefully</text:p>
      <text:p text:style-name="Standard">avoid days mixed with Daśamī and fast</text:p>
      <text:p text:style-name="Standard">purely on Ekādaśī mixed with Dvādaśī.”</text:p>
      <text:p text:style-name="Standard">kurute vaiṣṇavo bhūtvā</text:p>
      <text:p text:style-name="Standard">sasailyaikādasī-vratam</text:p>
      <text:p text:style-name="Standard">jñānato ’jñānato vāpi na sa viṣṇu-priyo</text:p>
      <text:p text:style-name="Standard">bhavet</text:p>
      <text:p text:style-name="Standard">(Śrī Hari-bhakti-vilāsa: 12.246 (RNV: 12.92))</text:p>
      <text:p text:style-name="Standard">“One who becomes initiated as a Vaiṣṇava</text:p>
      <text:p text:style-name="Standard">but knowingly or unknowingly observes</text:p>
      <text:p text:style-name="Standard">Ekādaśī mixed with Daśamī does not</text:p>
      <text:p text:style-name="Standard">become dear to the Lord.”</text:p>
      <text:p text:style-name="Standard">na sa bhāgavato jñeyo yaḥ karoti harer</text:p>
      <text:p text:style-name="Standard">dinam</text:p>
      <text:p text:style-name="Standard">dasamī-vedha-saṁyuktaṁ pāpa-mūlaṁ</text:p>
      <text:p text:style-name="Standard">sadaiva hi</text:p>
      <text:p text:style-name="Standard">(Śrī Hari-bhakti-vilāsa: 12.240 (RNV: 12.92))</text:p>
      <text:p text:style-name="Standard">“Anyone who observes Ekādaśī polluted by</text:p>
      <text:p text:style-name="Standard">Daśamī, which is the root of all sins, should</text:p>
      <text:p text:style-name="Standard">never be known as a devotee of the Lord.”</text:p>
      <text:p text:style-name="Standard">dasamy ekādasī yatra tatra sanniito</text:p>
      <text:p text:style-name="Standard">’suraḥ</text:p>
      <text:p text:style-name="Standard">dvādasy ekādasī yatra tatra sannihito</text:p>
      <text:p text:style-name="Standard">hariḥ</text:p>
      <text:p text:style-name="Standard">(Śrī Hari-bhakti-vilāsa: 12.223–5 (RNV:</text:p>
      <text:p text:style-name="Standard">12.85–7))</text:p>
      <text:p text:style-name="Standard">“The demons preside over days in which</text:p>
      <text:p text:style-name="Standard">Ekādaśī is mixed with Daśamī (ṭīkā: they</text:p>
      <text:p text:style-name="Standard">obtain the benefts of fasting on that day),</text:p>
      <text:p text:style-name="Standard">while the Lord Himself presides over days in</text:p>
      <text:p text:style-name="Standard">which Ekādaśī is mixed with Dvādaśī.”</text:p>
      <text:p text:style-name="Standard">The gist</text:p>
      <text:p text:style-name="Standard">To summarise:</text:p>
      <text:p text:style-name="Standard">upoṣyāḥ para-saṁyuktā nopoṣyāḥ</text:p>
      <text:p text:style-name="Standard">pūrva-saṁyutāḥ</text:p>
      <text:p text:style-name="Standard">(Hbv: 12.201 (RNV: 12.74))</text:p>
      <text:p text:style-name="Standard">“An Ekādaśī (or any tithi) combined with the</text:p>
      <text:p text:style-name="Standard">tithi following it (Dvādaśī) should be</text:p>
      <text:p text:style-name="Standard">observed. An Ekādaśī (or any tithi)</text:p>
      <text:p text:style-name="Standard">combined with the tithi before it (Daśamī)</text:p>
      <text:p text:style-name="Standard">should not be.”</text:p>
      <text:p text:style-name="Standard">The fundamental principle in this regard is</text:p>
      <text:p text:style-name="Standard">that the tithi at sunrise rules the day.</text:p>
      <text:p text:style-name="Standard">Each day is understood to begin at sunrise</text:p>
      <text:p text:style-name="Standard">(not at midnight as in modern time) and is</text:p>
      <text:p text:style-name="Standard">named after the tithi present at its sunrise.</text:p>
      <text:p text:style-name="Standard">The Gauḍīya–Vaiṣṇava calendar is thus luni-</text:p>
      <text:p text:style-name="Standard">solar in the sense that it is made up of</text:p>
      <text:p text:style-name="Standard">months of solar days that are named after</text:p>
      <text:p text:style-name="Standard">the lunar days (tithis) that rule them.</text:p>
      <text:p text:style-name="Standard"><text:soft-page-break/>Because the length of a tithi can fuctuate</text:p>
      <text:p text:style-name="Standard">between 19 and 26 hours, it is possible for</text:p>
      <text:p text:style-name="Standard">any given tithi to cross no sunrise, one</text:p>
      <text:p text:style-name="Standard">sunrise, or two sunrises. It is most common</text:p>
      <text:p text:style-name="Standard">for a tithi to cross one sunrise and thus</text:p>
      <text:p text:style-name="Standard">touch two days. In such cases, the second</text:p>
      <text:p text:style-name="Standard">day it touches, the day whose sunrise it</text:p>
      <text:p text:style-name="Standard">crosses, is the day on which is it observed.</text:p>
      <text:p text:style-name="Standard">Suppose, for example, that on the 1st of</text:p>
      <text:p text:style-name="Standard">January sunrise is at 6 am and the frst tithi</text:p>
      <text:p text:style-name="Standard">of the lunar month, Pratipad, starts at 5 am</text:p>
      <text:p text:style-name="Standard">and continues from 20 hours until 1 am. In</text:p>
      <text:p text:style-name="Standard">this case, the solar day (the day which</text:p>
      <text:p text:style-name="Standard">begins at sunrise) on January 1st is the day</text:p>
      <text:p text:style-name="Standard">to observe Pratipad. Dvītiyā, the ensuing</text:p>
      <text:p text:style-name="Standard">tithi, should be observed on the following</text:p>
      <text:p text:style-name="Standard">day, the solar day of January 2nd, even</text:p>
      <text:p text:style-name="Standard">though Pratipad is still present on January</text:p>
      <text:p text:style-name="Standard">2nd until 1 am. Now suppose that on</text:p>
      <text:p text:style-name="Standard">January 15th sunrise is at 6 am and Pratipad</text:p>
      <text:p text:style-name="Standard">ends at 7 am. In this case, the solar day on</text:p>
      <text:p text:style-name="Standard">January 15th is ruled by Pratipad and thus</text:p>
      <text:p text:style-name="Standard">Pratipad should be observed even though</text:p>
      <text:p text:style-name="Standard">Dvītiyā is present for 23 hours of the day.</text:p>
      <text:p text:style-name="Standard">When a tithi is short and happens to not</text:p>
      <text:p text:style-name="Standard">cross any sunrise, it is called kṣay (lost)</text:p>
      <text:p text:style-name="Standard">because no day within the fortnight gets</text:p>
      <text:p text:style-name="Standard">named after it. In such cases, any festival or</text:p>
      <text:p text:style-name="Standard">vrata associated with it should be observed</text:p>
      <text:p text:style-name="Standard">on the day following its presence even</text:p>
      <text:p text:style-name="Standard">though it has already expired.</text:p>
      <text:p text:style-name="Standard">tithi-chhchhhede tu saṁprāpte dvādasīm</text:p>
      <text:p text:style-name="Standard">samupakramet</text:p>
      <text:p text:style-name="Standard">pārayed vai trayodasyāṁ yadīchhchhhe</text:p>
      <text:p text:style-name="Standard">chhchhhreya ātmanaḥ</text:p>
      <text:p text:style-name="Standard">(Hbv: 12.290 (RNV: 12.112))</text:p>
      <text:p text:style-name="Standard">“If souls desire their own welfare, then when</text:p>
      <text:p text:style-name="Standard">Ekādaśī is kṣay, they should fast on Dvādaśī</text:p>
      <text:p text:style-name="Standard">and break fast on Trayodāśī.”</text:p>
      <text:p text:style-name="Standard">This rule applies to all other tithis as well</text:p>
      <text:p text:style-name="Standard">and illustrates the extreme to which Śrīman</text:p>
      <text:p text:style-name="Standard">Mahāprabhu’s direction goes that the day on</text:p>
      <text:p text:style-name="Standard">which a given tithi is purva-viddhā must</text:p>
      <text:p text:style-name="Standard">always be rejected.</text:p>
      <text:p text:style-name="Standard">When a tithi is long and happens to cross</text:p>
      <text:p text:style-name="Standard">two sunrises, it is called sampurṇā</text:p>
      <text:p text:style-name="Standard">(complete) and should be observed on the</text:p>
      <text:p text:style-name="Standard">frst day of its presence at sunrise. Ekādaśī,</text:p>
      <text:p text:style-name="Standard">however, is the lone exception to this rule.</text:p>
      <text:p text:style-name="Standard">tithi-vṛddhau tathā hrāse saṁprāpte vā</text:p>
      <text:p text:style-name="Standard">dina-kṣaye</text:p>
      <text:p text:style-name="Standard">sandigdheṣu chha vakyeṣu dvādasīṁ</text:p>
      <text:p text:style-name="Standard"><text:soft-page-break/>samupoṣayet</text:p>
      <text:p text:style-name="Standard">(Hbv: 12.289 (RNV: 12.112))</text:p>
      <text:p text:style-name="Standard">“If an Ekādaśī extends into the following day</text:p>
      <text:p text:style-name="Standard">(is pure and complete), if it is short—if it is</text:p>
      <text:p text:style-name="Standard">lost (kṣay) on a particular day—or if there is</text:p>
      <text:p text:style-name="Standard">any doubt in this regard, one should fast on</text:p>
      <text:p text:style-name="Standard">Dvādaśī (here Dvādaśī refers to the second</text:p>
      <text:p text:style-name="Standard">day on which Ekādaśī is present at sunrise;</text:p>
      <text:p text:style-name="Standard">it is referred to as Dvādaśī in this case</text:p>
      <text:p text:style-name="Standard">because Dvādaśī is present for the majority</text:p>
      <text:p text:style-name="Standard">of the day after Ekādaśī’s presence at</text:p>
      <text:p text:style-name="Standard">sunrise).”</text:p>
      <text:p text:style-name="Standard">The reason for this exception is as follows:</text:p>
      <text:p text:style-name="Standard">dvādasy-ekādasī-yoge vikhyāto hari-</text:p>
      <text:p text:style-name="Standard">vāsaraḥ</text:p>
      <text:p text:style-name="Standard">ekādasy-antya-pādas chha dvādasyāḥ</text:p>
      <text:p text:style-name="Standard">pūrva eva hi</text:p>
      <text:p text:style-name="Standard">hari-vāsara ity āhur bhojanaṁ na</text:p>
      <text:p text:style-name="Standard">samāchharet</text:p>
      <text:p text:style-name="Standard">(Hbv: 13.259 (RNV: 13.104))</text:p>
      <text:p text:style-name="Standard">“The combination of Dvādaśī and Ekādaśī is</text:p>
      <text:p text:style-name="Standard">known as Śrī Hari-vāsar. More precisely, the</text:p>
      <text:p text:style-name="Standard">fnal @uarter of Ekādaśī and frst @uarter of</text:p>
      <text:p text:style-name="Standard">Dvādaśī are known as Hari-vāsar. One</text:p>
      <text:p text:style-name="Standard">should not eat at this time.”</text:p>
      <text:p text:style-name="Standard">Thus in this case, Śrī Hari-vāsar vrata is</text:p>
      <text:p text:style-name="Standard">observed on the second day on which</text:p>
      <text:p text:style-name="Standard">Ekādaśī is present at sunrise.</text:p>
      <text:p text:style-name="Standard">Ekādasī names</text:p>
      <text:p text:style-name="Standard">There are 24 Ekādaśīs, each with a</text:p>
      <text:p text:style-name="Standard">particular name, that occur in the same</text:p>
      <text:p text:style-name="Standard">order each year, 2 in each month of the</text:p>
      <text:p text:style-name="Standard">year’s 12 months. These Ekādaśīs are</text:p>
      <text:p text:style-name="Standard">observed on either the day of Ekādaśī or the</text:p>
      <text:p text:style-name="Standard">day of Dvādaśī, depending on whether there</text:p>
      <text:p text:style-name="Standard">is a day of pure Ekādaśī in a given fortnight</text:p>
      <text:p text:style-name="Standard">or not. If a year includes the intercalary</text:p>
      <text:p text:style-name="Standard">Puruṣottam month, then two additional</text:p>
      <text:p text:style-name="Standard">Ekādaśīs are observed. The names of these</text:p>
      <text:p text:style-name="Standard">26 total Ekādaśīs are as follows (the fnal</text:p>
      <text:p text:style-name="Standard">two being those that belong to Puruṣottam):</text:p>
      <text:p text:style-name="Standard">Pāpa Vimochanī</text:p>
      <text:p text:style-name="Standard">Kāmadā</text:p>
      <text:p text:style-name="Standard">Varuthinī</text:p>
      <text:p text:style-name="Standard">Mohinī</text:p>
      <text:p text:style-name="Standard">Aparā</text:p>
      <text:p text:style-name="Standard">Nirjalā</text:p>
      <text:p text:style-name="Standard">Yoginī</text:p>
      <text:p text:style-name="Standard">Śayan</text:p>
      <text:p text:style-name="Standard">Kāmikā</text:p>
      <text:p text:style-name="Standard">Pavitrāropanī</text:p>
      <text:p text:style-name="Standard">Annadā</text:p>
      <text:p text:style-name="Standard"><text:soft-page-break/>Pārśva</text:p>
      <text:p text:style-name="Standard">Indirā</text:p>
      <text:p text:style-name="Standard">Pāpāṅkuśā</text:p>
      <text:p text:style-name="Standard">Ramā</text:p>
      <text:p text:style-name="Standard">Utthān</text:p>
      <text:p text:style-name="Standard">Utpannā</text:p>
      <text:p text:style-name="Standard">Mokṣadā</text:p>
      <text:p text:style-name="Standard">Saphalā</text:p>
      <text:p text:style-name="Standard">Putradā</text:p>
      <text:p text:style-name="Standard">Saṭ-tilā</text:p>
      <text:p text:style-name="Standard">Bhaimī</text:p>
      <text:p text:style-name="Standard">Vijayā</text:p>
      <text:p text:style-name="Standard">Amalakī</text:p>
      <text:p text:style-name="Standard">Padminī</text:p>
      <text:p text:style-name="Standard">Paramā</text:p>
      <text:p text:style-name="Standard">Note that when an Ekādaśī is observed on</text:p>
      <text:p text:style-name="Standard">Dvādaśī as a result of viddhā, it should</text:p>
      <text:p text:style-name="Standard">retain its title as an Ekādaśī. In such cases,</text:p>
      <text:p text:style-name="Standard">we write out the prescription for the</text:p>
      <text:p text:style-name="Standard">observance as follows: “1. (Mon) Gaura</text:p>
      <text:p text:style-name="Standard">Dvādaśī. Kāmadā Ekādaśī. Fast.” The frst</text:p>
      <text:p text:style-name="Standard">ordinal Dvādaśī refers to the tithi and the</text:p>
      <text:p text:style-name="Standard">second, Ekādaśī, is part of the name of the</text:p>
      <text:p text:style-name="Standard">vrata.</text:p>
      <text:p text:style-name="Standard">Mahādvādasīs</text:p>
      <text:p text:style-name="Standard">Śrī Hari-vāsar vrata should always be</text:p>
      <text:p text:style-name="Standard">observed on Ekādaśī when Ekādaśī is pure,</text:p>
      <text:p text:style-name="Standard">and on Dvādaśī when Ekādaśī is viddhā.</text:p>
      <text:p text:style-name="Standard">There are, however, certain conditions in</text:p>
      <text:p text:style-name="Standard">which one should reject even a pure Ekādaśī</text:p>
      <text:p text:style-name="Standard">and observe Śrī Hari-vāsar vrata on Dvādaśī.</text:p>
      <text:p text:style-name="Standard">These are known as the 8 Mahādvādaśīs:</text:p>
      <text:p text:style-name="Standard">unmīlanī vyañjulī chha trispṛsā pakṣa-</text:p>
      <text:p text:style-name="Standard">varddhinī</text:p>
      <text:p text:style-name="Standard">jayā chha vijayā chhaiva jayantī pāpa-</text:p>
      <text:p text:style-name="Standard">nāsinī</text:p>
      <text:p text:style-name="Standard">dvādasyo ’ṣṭau mahāpuṇyāḥ sarva-</text:p>
      <text:p text:style-name="Standard">pāpa-harā dvija</text:p>
      <text:p text:style-name="Standard">(Hbv: 13.265–6 (RNV: 13.106–7))</text:p>
      <text:p text:style-name="Standard">“The eight Mahādvādaśīs—Unmīlanī,</text:p>
      <text:p text:style-name="Standard">Vyañjulī, Trispṛśā, Pakṣa-varddhinī, Jayā,</text:p>
      <text:p text:style-name="Standard">Vijayā, Jayantī, and Pāpa-nāśinī—are</text:p>
      <text:p text:style-name="Standard">extremely auspicious and destroy all sin.”</text:p>
      <text:p text:style-name="Standard">Śrīla Bhakti Rakṣak Śrīdhar Dev-Goswāmī</text:p>
      <text:p text:style-name="Standard">Mahārāj (19 February 1982) has explained:</text:p>
      <text:p text:style-name="Standard">“We generally observe fasting on Ekādaśī,</text:p>
      <text:p text:style-name="Standard">and only on the 8 Mahādvādaśīs can we</text:p>
      <text:p text:style-name="Standard">leave Ekādaśī and observe fasting on</text:p>
      <text:p text:style-name="Standard">Dvādaśī. Otherwise, observance on Ekādaśī</text:p>
      <text:p text:style-name="Standard">is compulsory. Although Dvādaśī is honoured</text:p>
      <text:p text:style-name="Standard">as the very favourite of Hari, still Ekādaśī</text:p>
      <text:p text:style-name="Standard">has preference for fasting. Only in the 8</text:p>
      <text:p text:style-name="Standard"><text:soft-page-break/>cases formed by a special combination of</text:p>
      <text:p text:style-name="Standard">the tithi, the nakṣatra, and other things does</text:p>
      <text:p text:style-name="Standard">Dvādaśī get preference over Ekādaśī.”</text:p>
      <text:p text:style-name="Standard">The specifc conditions of these</text:p>
      <text:p text:style-name="Standard">Mahādvādaśīs are presented here as they</text:p>
      <text:p text:style-name="Standard">are explained in Śrī Hari-bhakti-vilāsa and</text:p>
      <text:p text:style-name="Standard">will also be restated later for practical use in</text:p>
      <text:p text:style-name="Standard">the form of formulas and charts.</text:p>
      <text:p text:style-name="Standard">tithi-yogena jāyante chhatasras</text:p>
      <text:p text:style-name="Standard">chhāparas tathā</text:p>
      <text:p text:style-name="Standard">nakṣatra-yogachh chha balāt pāpaṁ</text:p>
      <text:p text:style-name="Standard">prasamayanti tāḥ</text:p>
      <text:p text:style-name="Standard">(Hbv: 13.265–6 (RNV: 13.106–7))</text:p>
      <text:p text:style-name="Standard">“Four of the eight Mahādvādaśīs are based</text:p>
      <text:p text:style-name="Standard">on combinations of tithis, and four of them</text:p>
      <text:p text:style-name="Standard">are based on conjunctions with nakṣatras.”</text:p>
      <text:p text:style-name="Standard">The tithi-based Mahādvādaśīs—Unmīlanī,</text:p>
      <text:p text:style-name="Standard">Vyañjulī, Trispṛśā, and Pakṣa-varddhinī—are</text:p>
      <text:p text:style-name="Standard">relatively common, occurring on average a</text:p>
      <text:p text:style-name="Standard">couple of times each year. The nakṣatra-</text:p>
      <text:p text:style-name="Standard">based Mahādvādaśīs—Jayā, Vijayā, Jayantī,</text:p>
      <text:p text:style-name="Standard">and Pāpa-nāśinī—are rare and may not</text:p>
      <text:p text:style-name="Standard">occur for many years.</text:p>
      <text:p text:style-name="Standard">Unmīlanī Mahādvādaśī:</text:p>
      <text:p text:style-name="Standard">ekādasī tu sampūrṇā varddhate punar</text:p>
      <text:p text:style-name="Standard">eva sā</text:p>
      <text:p text:style-name="Standard">dvādasī chha na varddheta kathito</text:p>
      <text:p text:style-name="Standard">’nmīlanīti sā</text:p>
      <text:p text:style-name="Standard">(Hbv: 13.267 (RNV: 13.107))</text:p>
      <text:p text:style-name="Standard">“When an Ekādaśī is pure and extends into</text:p>
      <text:p text:style-name="Standard">the following day (Dvādaśī) and Dvādaśī</text:p>
      <text:p text:style-name="Standard">does not extend into the day following it,</text:p>
      <text:p text:style-name="Standard">then it is known as Unmīlanī.”</text:p>
      <text:p text:style-name="Standard">Vyañjulī Mahādvādaśī:</text:p>
      <text:p text:style-name="Standard">ekādasī bhavet purṇā parato dvādasī</text:p>
      <text:p text:style-name="Standard">yadā</text:p>
      <text:p text:style-name="Standard">tadā hi ekādasīṁ tyaktvā dvādasyāṁ</text:p>
      <text:p text:style-name="Standard">samupoṣayet</text:p>
      <text:p text:style-name="Standard">(Hbv: 12.372 (RNV: 12.153))</text:p>
      <text:p text:style-name="Standard">“When Ekādaśī is pure and Dvādaśī extends</text:p>
      <text:p text:style-name="Standard">into the day following it, then one should</text:p>
      <text:p text:style-name="Standard">reject Ekādaśī and fast on Dvādaśī.”</text:p>
      <text:p text:style-name="Standard">Trispṛśā Mahādvādaśī:</text:p>
      <text:p text:style-name="Standard">purā chhaikādasī svalpā ante chhaiva</text:p>
      <text:p text:style-name="Standard">trayodasī</text:p>
      <text:p text:style-name="Standard">sampūrṇā dvādasī madhye trispṛsā sā</text:p>
      <text:p text:style-name="Standard">hari-priyā</text:p>
      <text:p text:style-name="Standard">(Hbv: 12.387 (RNV: 12.157))</text:p>
      <text:p text:style-name="Standard">“A day in which there is a little bit of Ekādaśī</text:p>
      <text:p text:style-name="Standard">at the beginning, a complete Dvādaśī in the</text:p>
      <text:p text:style-name="Standard">middle, and Trayodaśī at the end is known</text:p>
      <text:p text:style-name="Standard">as Trispṛśā. It is very dear to the Lord.”</text:p>
      <text:p text:style-name="Standard"><text:soft-page-break/>Pakṣa-vardhinī Mahādvādaśī:</text:p>
      <text:p text:style-name="Standard">kuhūrake yadā vṛddhiṁ prayāte pakṣa-</text:p>
      <text:p text:style-name="Standard">varddhinī vihāyaikādasīṁ tatra dvādasī</text:p>
      <text:p text:style-name="Standard">samupoṣayet</text:p>
      <text:p text:style-name="Standard">(Hbv: 13.270 (RNV: 13.109))</text:p>
      <text:p text:style-name="Standard">“If (a pure) Amāvasyā or Purṇimā extending</text:p>
      <text:p text:style-name="Standard">into the following day, then the Dvādaśī</text:p>
      <text:p text:style-name="Standard">preceding them is called Pakṣa-vardhinī. In</text:p>
      <text:p text:style-name="Standard">such a case, reject Ekādaśī and fast on</text:p>
      <text:p text:style-name="Standard">Dvādaśī.”</text:p>
      <text:p text:style-name="Standard">The 4 nakṣatra Mahādvādaśīs:</text:p>
      <text:p text:style-name="Standard">puṇya-sravaṇa-puṣyādya-rohiṇī-</text:p>
      <text:p text:style-name="Standard">saṁyutāstu tāḥ</text:p>
      <text:p text:style-name="Standard">upoṣitāḥ samaphalā dvādasyo ‘ṣṭau</text:p>
      <text:p text:style-name="Standard">pṛthak pṛthak</text:p>
      <text:p text:style-name="Standard">(Hbv: 13.271 (RNV: 13.109))</text:p>
      <text:p text:style-name="Standard">“One should observe Śrī Hari-vāsar vrata on</text:p>
      <text:p text:style-name="Standard">a Dvādaśī that is in conjunction with the</text:p>
      <text:p text:style-name="Standard">Puṣyā, Śravaṇā, Punarvasu, or Rohiṇī</text:p>
      <text:p text:style-name="Standard">nakṣatras. The results of the eight</text:p>
      <text:p text:style-name="Standard">Mahādvādaśīs are e@ual.”</text:p>
      <text:p text:style-name="Standard">bhāni arkodayam ārabhya pravṛttāny</text:p>
      <text:p text:style-name="Standard">adhikāni chhet samā nyūnāni vā san tu</text:p>
      <text:p text:style-name="Standard">tato ’mīṣāṁ vratauchitī</text:p>
      <text:p text:style-name="Standard">(Hbv: 13.286 (RNV: 13.115))</text:p>
      <text:p text:style-name="Standard">“If the nakṣatras (Punarvasu, Śravaṇā,</text:p>
      <text:p text:style-name="Standard">Rohiṇī, or Puṣyā) begin at sunrise, then</text:p>
      <text:p text:style-name="Standard">regardless of whether they last more, e@ual,</text:p>
      <text:p text:style-name="Standard">or less (than the length of the day—60</text:p>
      <text:p text:style-name="Standard">daṇḍas, 24 hours), the Śrī Hari-vāsar vrata</text:p>
      <text:p text:style-name="Standard">should be observed (on Dvādaśī).”</text:p>
      <text:p text:style-name="Standard">kiṁvā sūryodayāt pūrvaṁ pravṛttany</text:p>
      <text:p text:style-name="Standard">adhikāni chhet samāni vā tadāpyeṣā</text:p>
      <text:p text:style-name="Standard">vratāchharaṇa-yogyatā</text:p>
      <text:p text:style-name="Standard">(Hbv: 13.287 (RNV: 13.115))</text:p>
      <text:p text:style-name="Standard">“If the nakṣatras begin before sunrise,</text:p>
      <text:p text:style-name="Standard">however, they must last e@ual to or more</text:p>
      <text:p text:style-name="Standard">than the length of the day (60 daṇḍas, 24</text:p>
      <text:p text:style-name="Standard">hours) for the day to be ft for the</text:p>
      <text:p text:style-name="Standard">observance of Śrī Hari-vāsar vrata.”</text:p>
      <text:p text:style-name="Standard">sravaṇā-vyatirikteṣu nakṣatreṣu khalu</text:p>
      <text:p text:style-name="Standard">triṣu</text:p>
      <text:p text:style-name="Standard">sūryāsta-mana-paryantaṁ kāryaṁ</text:p>
      <text:p text:style-name="Standard">dvādasy apekṣaṇam</text:p>
      <text:p text:style-name="Standard">(Hbv: 13.288 (RNV: 13.115))</text:p>
      <text:p text:style-name="Standard">“The Dvādaśī in conjunction with the three</text:p>
      <text:p text:style-name="Standard">nakṣatras other than Śravaṇā must last until</text:p>
      <text:p text:style-name="Standard">sunset.”</text:p>
      <text:p text:style-name="Standard">sravaṇe tvasta-manataḥ prāg</text:p>
      <text:p text:style-name="Standard">dvādasyāṁ samāptatām</text:p>
      <text:p text:style-name="Standard">gatāyām api tatraiva vratasyochhitato</text:p>
      <text:p text:style-name="Standard">bhavet</text:p>
      <text:p text:style-name="Standard"><text:soft-page-break/>(Hbv: 13.289 (RNV: 13.115))</text:p>
      <text:p text:style-name="Standard">“Even if the Dvādaśī in conjunction with</text:p>
      <text:p text:style-name="Standard">Śravaṇā ends before sunset, however, Śrī</text:p>
      <text:p text:style-name="Standard">Hari-vāsar vrata should still be observed.”</text:p>
      <text:p text:style-name="Standard">sravaṇetu astāt-prāg api sārdha-yāmād</text:p>
      <text:p text:style-name="Standard">upari</text:p>
      <text:p text:style-name="Standard">dvādasī-samāptau tad-ahar</text:p>
      <text:p text:style-name="Standard">evopavāsaḥ</text:p>
      <text:p text:style-name="Standard">(Śrī Nṛsiṁha-paricharyā: 3.7)</text:p>
      <text:p text:style-name="Standard">“Even if the Dvādaśī in conjunction with</text:p>
      <text:p text:style-name="Standard">Śravaṇā ends before sunset, if it lasts at</text:p>
      <text:p text:style-name="Standard">least 3/8 of the length of daylight (1.5</text:p>
      <text:p text:style-name="Standard">praharas), then the fast will be on that day.”</text:p>
      <text:p text:style-name="Standard">dvādasyān tu site pakṣe ṛkṣaṁ yadi</text:p>
      <text:p text:style-name="Standard">punarvasuḥ</text:p>
      <text:p text:style-name="Standard">nāmnā sa tu jayā khyātā tithīnām</text:p>
      <text:p text:style-name="Standard">uttamā tithiḥ</text:p>
      <text:p text:style-name="Standard">(Hbv: 13.485 (RNV: 13.156))</text:p>
      <text:p text:style-name="Standard">“When Punarvasu nakṣatra appears on the</text:p>
      <text:p text:style-name="Standard">Dvādaśī of the waxing fortnight, then that</text:p>
      <text:p text:style-name="Standard">tithi becomes known as Jayā Mahādvādaśī. It</text:p>
      <text:p text:style-name="Standard">is the best of all tithis.”</text:p>
      <text:p text:style-name="Standard">yadā tu suklā-dvādasyāṁ nakṣatraṁ</text:p>
      <text:p text:style-name="Standard">sravaṇaṁ bhavet vijayā sā tithiḥ proktā</text:p>
      <text:p text:style-name="Standard">tithīnām uttamā tithiḥ</text:p>
      <text:p text:style-name="Standard">(Hbv: 13.489 (RNV: 13.156))</text:p>
      <text:p text:style-name="Standard">“When Śravaṇā nakṣatra appears on the</text:p>
      <text:p text:style-name="Standard">Dvādaśī of the waxing fortnight, then that</text:p>
      <text:p text:style-name="Standard">tithi becomes known as Vijayā Mahādvādaśī.</text:p>
      <text:p text:style-name="Standard">It is the best of all tithis.”</text:p>
      <text:p text:style-name="Standard">yadā tu suklā-dvādasyāṁ prājāpatyaṁ</text:p>
      <text:p text:style-name="Standard">prajāyate jayantī nāma sā proktā</text:p>
      <text:p text:style-name="Standard">sarva-pāpa-harā tithiḥ</text:p>
      <text:p text:style-name="Standard">(Hbv: 13.506 (RNV: 13.161))</text:p>
      <text:p text:style-name="Standard">“When Rohiṇī nakṣatra appears on the</text:p>
      <text:p text:style-name="Standard">Dvādaśī of the waxing fortnight, then that</text:p>
      <text:p text:style-name="Standard">tithi becomes known as Jayantī</text:p>
      <text:p text:style-name="Standard">Mahādvādaśī. It destroys all sins.”</text:p>
      <text:p text:style-name="Standard">yadā tu suklā-dvādasyāṁ puṣyā</text:p>
      <text:p text:style-name="Standard">bhavati karhichhit</text:p>
      <text:p text:style-name="Standard">tadā sā tu mahāpuṇyā kathitā pāpa-</text:p>
      <text:p text:style-name="Standard">nāsinī</text:p>
      <text:p text:style-name="Standard">(Hbv: 13.534 (RNV: 13.174))</text:p>
      <text:p text:style-name="Standard">“When Puṣyā nakṣatra appears on the</text:p>
      <text:p text:style-name="Standard">Dvādaśī of the waxing fortnight, then that</text:p>
      <text:p text:style-name="Standard">tithi becomes known as Pāpa-nāśinī</text:p>
      <text:p text:style-name="Standard">Mahādvādaśī. It is most auspicious.”</text:p>
      <text:p text:style-name="Standard">Note that the fnal four verses cited stipulate</text:p>
      <text:p text:style-name="Standard">that a nakṣatra Mahādvādaśī can occur only</text:p>
      <text:p text:style-name="Standard">during the Gaura pakṣa of each month.</text:p>
      <text:p text:style-name="Standard">During the Kṛṣṇa pakṣa, there is no need to</text:p>
      <text:p text:style-name="Standard">consider the nakṣatras at all. Apart from this</text:p>
      <text:p text:style-name="Standard"><text:soft-page-break/>lone exception, all the conditions pertaining</text:p>
      <text:p text:style-name="Standard">to the observance of Ekādaśī, Dvādaśī, and</text:p>
      <text:p text:style-name="Standard">Mahādvādaśī are e@ually applicable to both</text:p>
      <text:p text:style-name="Standard">fortnights of the month.</text:p>
      <text:p text:style-name="Standard">yathā suklā tathā kṛṣṇā viseṣo nāsti</text:p>
      <text:p text:style-name="Standard">kaschhana</text:p>
      <text:p text:style-name="Standard">(Hbv: 12.37 (RNV: 12.18))</text:p>
      <text:p text:style-name="Standard">“There is no diference whatsoever between</text:p>
      <text:p text:style-name="Standard">the Ekādaśī in the waxing fortnight (Gaura</text:p>
      <text:p text:style-name="Standard">pakṣa) and the Ekādaśī in the waning</text:p>
      <text:p text:style-name="Standard">fortnight (Kṛṣṇa pakṣa).”</text:p>
      <text:p text:style-name="Standard">yathā suklā tathā yathā kṛṣṇā</text:p>
      <text:p text:style-name="Standard">tathetarā</text:p>
      <text:p text:style-name="Standard">tulye te manute yas tu sa vai vaiṣṇava</text:p>
      <text:p text:style-name="Standard">uchhyate</text:p>
      <text:p text:style-name="Standard">(Hbv: 12.54 (RNV: 12.22))</text:p>
      <text:p text:style-name="Standard">“Those who consider the Ekādaśī of the</text:p>
      <text:p text:style-name="Standard">waxing fortnight e@ual to that of the waning</text:p>
      <text:p text:style-name="Standard">fortnight and the Ekādaśī of the waning</text:p>
      <text:p text:style-name="Standard">fortnight e@ual to that of the waxing</text:p>
      <text:p text:style-name="Standard">fortnight are rightfully said to be Vaiṣṇavas.”</text:p>
      <text:p text:style-name="Standard">Pāraṇ</text:p>
      <text:p text:style-name="Standard">After ascertaining the day to observe Śrī</text:p>
      <text:p text:style-name="Standard">Hari-vāsar vrata and engaging in activities</text:p>
      <text:p text:style-name="Standard">appropriate for the vrata on that day, the</text:p>
      <text:p text:style-name="Standard">vrata must be completed by performing</text:p>
      <text:p text:style-name="Standard">pāraṇ, breaking the fast at the proper time.</text:p>
      <text:p text:style-name="Standard">If the fast is not broken at the proper time, it</text:p>
      <text:p text:style-name="Standard">is considered that one has failed to observe</text:p>
      <text:p text:style-name="Standard">Śrī Hari-vāsar vrata.</text:p>
      <text:p text:style-name="Standard">Depending on whether Śrī Hari-vāsar vrata</text:p>
      <text:p text:style-name="Standard">was observed on Ekādaśī or Dvādaśī and</text:p>
      <text:p text:style-name="Standard">whether or not a Mahādvādaśī occurred,</text:p>
      <text:p text:style-name="Standard">there are diferent calculations used to</text:p>
      <text:p text:style-name="Standard">ascertain the window of time in which pāraṇ</text:p>
      <text:p text:style-name="Standard">should be performed. In the case of a typical</text:p>
      <text:p text:style-name="Standard">Śuddhā Ekādaśī, pāraṇ should be performed</text:p>
      <text:p text:style-name="Standard">after sunrise and before the end of the frst</text:p>
      <text:p text:style-name="Standard">1⁄3 of daylight on the day of Dvādaśī. 1⁄3 of</text:p>
      <text:p text:style-name="Standard">daylight, a measure that will from here on</text:p>
      <text:p text:style-name="Standard">be referred to as purvāhna (in Bengali</text:p>
      <text:p text:style-name="Standard">purvāhna) is calculated as follows:</text:p>
      <text:p text:style-name="Standard">purvāhna = sunrise + ((the time of</text:p>
      <text:p text:style-name="Standard">sunset − the time of sunrise) / 3).</text:p>
      <text:p text:style-name="Standard">For example, if sunrise is at 6 am, and</text:p>
      <text:p text:style-name="Standard">sunset is at 6 pm, then purvāhna is at 10</text:p>
      <text:p text:style-name="Standard">am, and we will write in the calendar the</text:p>
      <text:p text:style-name="Standard">time for pāraṇ as “break fast between 6:00</text:p>
      <text:p text:style-name="Standard">and 10:00”. There are, however, further</text:p>
      <text:p text:style-name="Standard">rules involved:</text:p>
      <text:p text:style-name="Standard">dvādasī pūrva-pādīyas tatra chhed</text:p>
      <text:p text:style-name="Standard">dhari-vāsaraḥ</text:p>
      <text:p text:style-name="Standard"><text:soft-page-break/>dvādasyādhikyatas tiṣṭhet pāraṇaṁ</text:p>
      <text:p text:style-name="Standard">tatra nāchharet</text:p>
      <text:p text:style-name="Standard">(Hbv: 13.257 (RNV: 13.103))</text:p>
      <text:p text:style-name="Standard">“The frst 1⁄4 of Dvādaśī (of the running time</text:p>
      <text:p text:style-name="Standard">of Dvādaśī tithi) is known as Hari-vāsar. If</text:p>
      <text:p text:style-name="Standard">this portion of Dvādaśī is present on (the</text:p>
      <text:p text:style-name="Standard">day of) Dvādaśī (the day following the</text:p>
      <text:p text:style-name="Standard">vrata), do not break fast during it.”</text:p>
      <text:p text:style-name="Standard">ekādasyām upoṣyaiva dvādasyāṁ</text:p>
      <text:p text:style-name="Standard">pāraṇaṁ smṛtam</text:p>
      <text:p text:style-name="Standard">trayodasyāṁ na tat kuryāt dvādasa-</text:p>
      <text:p text:style-name="Standard">dvādasī-kṣayāt</text:p>
      <text:p text:style-name="Standard">(Hbv: 13.241 (RNV: 13.99))</text:p>
      <text:p text:style-name="Standard">“It is a rule that one should fast on Ekādaśī</text:p>
      <text:p text:style-name="Standard">and break fast on Dvādaśī. One should not</text:p>
      <text:p text:style-name="Standard">break fast on Trayodaśī. If one does so, one</text:p>
      <text:p text:style-name="Standard">loses the piety generated by observing</text:p>
      <text:p text:style-name="Standard">twelve Dvādaśīs.”</text:p>
      <text:p text:style-name="Standard">So, to calculate the pāraṇ start time, the</text:p>
      <text:p text:style-name="Standard">time of sunrise and the end time of 1⁄4 of the</text:p>
      <text:p text:style-name="Standard">Dvādaśī tithi have to be compared and the</text:p>
      <text:p text:style-name="Standard">greater of the two should be accepted.</text:p>
      <text:p text:style-name="Standard">Then, to calculate the pāraṇ end time, the</text:p>
      <text:p text:style-name="Standard">time of purvāhna and the end time of the</text:p>
      <text:p text:style-name="Standard">Dvādaśī tithi have to be compared and the</text:p>
      <text:p text:style-name="Standard">lesser of the two should be accepted. This</text:p>
      <text:p text:style-name="Standard">explains why we sometimes see irregular</text:p>
      <text:p text:style-name="Standard">windows of time for pāraṇ. When pāraṇ</text:p>
      <text:p text:style-name="Standard">times begin hours after sunrise, it is because</text:p>
      <text:p text:style-name="Standard">the frst 1⁄4 of Dvādaśī has not expired yet,</text:p>
      <text:p text:style-name="Standard">and when pāraṇ times end shortly after</text:p>
      <text:p text:style-name="Standard">sunrise, it is because the Dvādaśī tithi</text:p>
      <text:p text:style-name="Standard">expires just after sunrise.</text:p>
      <text:p text:style-name="Standard">When Ekādaśī is viddhā and Śrī Hari-vāsar</text:p>
      <text:p text:style-name="Standard">vrata is observed on Dvādaśī, then pāraṇ</text:p>
      <text:p text:style-name="Standard">should perform pāraṇ on Trayodaśī.</text:p>
      <text:p text:style-name="Standard">aruṇodaya-belāyāṁ dasamī-saṁyutā</text:p>
      <text:p text:style-name="Standard">yadi</text:p>
      <text:p text:style-name="Standard">atropoṣyā dvādasī syāt trayodasyān tu</text:p>
      <text:p text:style-name="Standard">pāraṇam</text:p>
      <text:p text:style-name="Standard">(Hbv: 12.319 (RNV: 12.124))</text:p>
      <text:p text:style-name="Standard">“When an Ekādaśī combined with Daśamī is</text:p>
      <text:p text:style-name="Standard">present at dawn, one should fast on Dvādaśī</text:p>
      <text:p text:style-name="Standard">and break fast on Trayodaśī.”</text:p>
      <text:p text:style-name="Standard">The pāraṇ time should start at sunrise</text:p>
      <text:p text:style-name="Standard">unless the Dvādaśī tithi continues into the</text:p>
      <text:p text:style-name="Standard">day of pāraṇ. If it does, then pāraṇ should</text:p>
      <text:p text:style-name="Standard">start from the end time of Dvādaśī tithi. The</text:p>
      <text:p text:style-name="Standard">pāraṇ time should end at purvāhna on the</text:p>
      <text:p text:style-name="Standard">day of Trayodaśī unless the Trayodaśī tithi</text:p>
      <text:p text:style-name="Standard">ends earlier than this, in which case the</text:p>
      <text:p text:style-name="Standard">pāraṇ time should end when the Trayodaśī</text:p>
      <text:p text:style-name="Standard"><text:soft-page-break/>tithi does.</text:p>
      <text:p text:style-name="Standard">To calculate the pāraṇ times for Unmīlanī,</text:p>
      <text:p text:style-name="Standard">Trispṛśā, and Pakṣa-vardhinī Mahādvādaśī,</text:p>
      <text:p text:style-name="Standard">use the same process as is used for pāraṇ</text:p>
      <text:p text:style-name="Standard">on viddhā Ekādaśīs.</text:p>
      <text:p text:style-name="Standard">The rule for pāraṇ on Vyāñjuliī Mahādvādaśī</text:p>
      <text:p text:style-name="Standard">is as follows:</text:p>
      <text:p text:style-name="Standard">upoṣyā dvādasī suddhā dvādasyām eva</text:p>
      <text:p text:style-name="Standard">pāraṇam</text:p>
      <text:p text:style-name="Standard">nirgatāyāṁ trayodasyāṁ kalā chha</text:p>
      <text:p text:style-name="Standard">vikalāpi vā</text:p>
      <text:p text:style-name="Standard">(Hbv: 12.374 (RNV: 12.153))</text:p>
      <text:p text:style-name="Standard">“After fasting on pure Dvādaśī (Vyañjulī</text:p>
      <text:p text:style-name="Standard">Mahādvādaśī), one should break fast during</text:p>
      <text:p text:style-name="Standard">the Dv odaśī</text:p>
      <text:p text:style-name="Standard">(after sunrise on the following day), even if</text:p>
      <text:p text:style-name="Standard">it remains for only a moment.”</text:p>
      <text:p text:style-name="Standard">Although the day of breaking the fast is</text:p>
      <text:p text:style-name="Standard">called Trayodaśī here, it refers to the second</text:p>
      <text:p text:style-name="Standard">day of Dvādaśī. The reason for this was</text:p>
      <text:p text:style-name="Standard">explained above in relation to the verse</text:p>
      <text:p text:style-name="Standard">tithi-vṛddhau tathā hrāse. In such cases, the</text:p>
      <text:p text:style-name="Standard">pāraṇ time is usually a short window of time</text:p>
      <text:p text:style-name="Standard">just after sunrise.</text:p>
      <text:p text:style-name="Standard">In the case of the 4 nakṣatra Mahādvadaśīs,</text:p>
      <text:p text:style-name="Standard">if neither the nakṣatra nor the Dvādaśī tithi</text:p>
      <text:p text:style-name="Standard">extend into the day following the fast, then</text:p>
      <text:p text:style-name="Standard">use the same method as is used for viddhā</text:p>
      <text:p text:style-name="Standard">Ekādaśīs and the other Mahādvādaśīs. If the</text:p>
      <text:p text:style-name="Standard">Dvādaśī tithi or the nakṣatra do extend into</text:p>
      <text:p text:style-name="Standard">the following day, then apply the following</text:p>
      <text:p text:style-name="Standard">rules:</text:p>
      <text:p text:style-name="Standard">vṛddhau bha-tithyor adhikā tithis chhet</text:p>
      <text:p text:style-name="Standard">pāraṇantataḥ</text:p>
      <text:p text:style-name="Standard">ante syāchh chhet tithir nyūnā tithi-</text:p>
      <text:p text:style-name="Standard">madhye tu pāraṇam</text:p>
      <text:p text:style-name="Standard">dvādasy ananuvṛttau tu vṛddhau</text:p>
      <text:p text:style-name="Standard">brahmāchhyuta-rkṣayoḥ</text:p>
      <text:p text:style-name="Standard">tan-madhye pāraṇaṁ vṛddhau seṣayos</text:p>
      <text:p text:style-name="Standard">tad-atikrame</text:p>
      <text:p text:style-name="Standard">(Hbv: 13.290–1 (RNV: 13.116))</text:p>
      <text:p text:style-name="Standard">“If the nakṣatra and tithi extend (into the</text:p>
      <text:p text:style-name="Standard">day of pāraṇ) and the tithi is longer, then</text:p>
      <text:p text:style-name="Standard">break fast after the end of the nakṣatra and</text:p>
      <text:p text:style-name="Standard">before the end of the tithi. If the nakṣatra is</text:p>
      <text:p text:style-name="Standard">longer in this case, then break fast before</text:p>
      <text:p text:style-name="Standard">the end of the tithi. If the Rohiṇī or Śravaṇā</text:p>
      <text:p text:style-name="Standard">nakṣatra extend (into the day of pāraṇ) but</text:p>
      <text:p text:style-name="Standard">Dvādaśī does not, then break fast before the</text:p>
      <text:p text:style-name="Standard">end of the nakṣatra. If Punarvasu or Puṣyā</text:p>
      <text:p text:style-name="Standard">extend (into the day of pāraṇ) but Dvādaśī is</text:p>
      <text:p text:style-name="Standard">not, then break fast after the end of the</text:p>
      <text:p text:style-name="Standard"><text:soft-page-break/>nakṣatra.”</text:p>
      <text:p text:style-name="Standard">Figures and chonditions</text:p>
      <text:p text:style-name="Standard">Having understood the necessary</text:p>
      <text:p text:style-name="Standard">terminology and background information,</text:p>
      <text:p text:style-name="Standard">one can now ascertain the date to observe</text:p>
      <text:p text:style-name="Standard">Śrī Hari-vāsar vrata according to conditions</text:p>
      <text:p text:style-name="Standard">given in Śrī Hari-bhakti-vilāsa. To assess all</text:p>
      <text:p text:style-name="Standard">the relevant possibilities for observance in a</text:p>
      <text:p text:style-name="Standard">given fortnight, one frst needs to gather all</text:p>
      <text:p text:style-name="Standard">the necessary astrological data:</text:p>
      <text:p text:style-name="Standard">The end times of:</text:p>
      <text:p text:style-name="Standard">Daśamī, Ekādaśī, Dvādaśī, Trayodaśī,</text:p>
      <text:p text:style-name="Standard">Chaturdaśī, Amāvasyā/Purṇimā, and</text:p>
      <text:p text:style-name="Standard">Pratipad</text:p>
      <text:p text:style-name="Standard">Sunrise times on:</text:p>
      <text:p text:style-name="Standard">Ekādaśī, Dvādaśī, Trayodaśī,</text:p>
      <text:p text:style-name="Standard">Amāvasyā/Purṇimā, and Pratipad</text:p>
      <text:p text:style-name="Standard">Sunset times on:</text:p>
      <text:p text:style-name="Standard">Dvādaśī and Trayodaśī</text:p>
      <text:p text:style-name="Standard">The end times of the nakṣatras on:</text:p>
      <text:p text:style-name="Standard">Ekādaśī and Dvādaśī</text:p>
      <text:p text:style-name="Standard">Some of the data listed here will be regularly</text:p>
      <text:p text:style-name="Standard">used in ascertaining every fortnight, and</text:p>
      <text:p text:style-name="Standard">some of it will only be called into use if</text:p>
      <text:p text:style-name="Standard">certain rare conditions occur.</text:p>
      <text:p text:style-name="Standard">Once the necessary astrological data is</text:p>
      <text:p text:style-name="Standard">gathered, one can then assess which</text:p>
      <text:p text:style-name="Standard">conditions for the observance of Śrī Hari-</text:p>
      <text:p text:style-name="Standard">vāsar vrata have been met in the given</text:p>
      <text:p text:style-name="Standard">fortnight. The supplemental charts illustrate</text:p>
      <text:p text:style-name="Standard">the principles outlined in this article and</text:p>
      <text:p text:style-name="Standard">should make the process of ascertaining the</text:p>
      <text:p text:style-name="Standard">vrata easier.</text:p>
      <text:p text:style-name="Standard">A @uick method to analyse each fortnight is</text:p>
      <text:p text:style-name="Standard">to answer the following fve @uestions:</text:p>
      <text:p text:style-name="Standard">Is Ekādaśī viddhā?</text:p>
      <text:p text:style-name="Standard">Is Ekādaśī sampurṇā?</text:p>
      <text:p text:style-name="Standard">Is Dvādaśī sampurṇā?</text:p>
      <text:p text:style-name="Standard">Is Dvādaśī kṣay?</text:p>
      <text:p text:style-name="Standard">Is Amāvasyā or Purṇimā sampurṇā?</text:p>
      <text:p text:style-name="Standard">Do any of the four key nakṣatras last for</text:p>
      <text:p text:style-name="Standard">24 hours?</text:p>
      <text:p text:style-name="Standard">If the answer is no for each of these fve</text:p>
      <text:p text:style-name="Standard">@uestions, then you can confdently observe</text:p>
      <text:p text:style-name="Standard">Śrī Hari-vāsar vrata on Śuddhā Ekādaśī. If</text:p>
      <text:p text:style-name="Standard">you get a yes to any of the @uestions, then</text:p>
      <text:p text:style-name="Standard">you need to carefully check through the</text:p>
      <text:p text:style-name="Standard">conditions for observing Ekādaśī on Dvādaśī</text:p>
      <text:p text:style-name="Standard">and the conditions of the 8 Mahādvādaśīs to</text:p>
      <text:p text:style-name="Standard">ascertain the proper date for the vrata.</text:p>
      <text:p text:style-name="Standard">Formulas</text:p>
      <text:p text:style-name="Standard">Now the conditions given for the observance</text:p>
      <text:p text:style-name="Standard"><text:soft-page-break/>of Ekādaśī, Dvādaśī, and Mahādvādaśī in Śrī</text:p>
      <text:p text:style-name="Standard">Hari-bhakti-vilāsa will be written out into</text:p>
      <text:p text:style-name="Standard">formulas for analysing the given astrological</text:p>
      <text:p text:style-name="Standard">data for each fortnight. By carefully applying</text:p>
      <text:p text:style-name="Standard">the decision logic outlined here, you will be</text:p>
      <text:p text:style-name="Standard">sure to observe Śrī Hari-vāsar vrata on the</text:p>
      <text:p text:style-name="Standard">correct day. The formulas also serve as an</text:p>
      <text:p text:style-name="Standard">explanation of how to interpret the</text:p>
      <text:p text:style-name="Standard">supplemental charts given to illustrate the</text:p>
      <text:p text:style-name="Standard">calculation process.</text:p>
      <text:p text:style-name="Standard">1.1 Tithi test</text:p>
      <text:p text:style-name="Standard">Śuddhā Ekādaśī Scenario 1</text:p>
      <text:p text:style-name="Standard">if Day 0 is Daśamī or Navamī,</text:p>
      <text:p text:style-name="Standard">and Day 1 is Ekādaśī,</text:p>
      <text:p text:style-name="Standard">and Ekādaśī is present at dawn,</text:p>
      <text:p text:style-name="Standard">and Day 3 is Dvādaśī,</text:p>
      <text:p text:style-name="Standard">and Day 4 is Trayodaśī or Chaturdaśī,</text:p>
      <text:p text:style-name="Standard">and Amāvasyā or Purṇimā is not sampurṇā,</text:p>
      <text:p text:style-name="Standard">and there is no nakṣatra yoga,</text:p>
      <text:p text:style-name="Standard">then Day 1 is Śuddhā Ekādaśī.</text:p>
      <text:p text:style-name="Standard">Scenario 2</text:p>
      <text:p text:style-name="Standard">if Day 0 is Daśamī or Navamī,</text:p>
      <text:p text:style-name="Standard">and Day 1 is Ekādaśī,</text:p>
      <text:p text:style-name="Standard">and Daśamī is present at dawn,</text:p>
      <text:p text:style-name="Standard">and Day 3 is Dvādaśī,</text:p>
      <text:p text:style-name="Standard">and Day 4 is Trayodaśī or Chaturdaśī,</text:p>
      <text:p text:style-name="Standard">and Amāvasyā or Purṇimā is not sampurṇā,</text:p>
      <text:p text:style-name="Standard">and there is no nakṣatra yoga,</text:p>
      <text:p text:style-name="Standard">then Day 3 is Śuddhā Ekādaśī.</text:p>
      <text:p text:style-name="Standard">Scenario 3</text:p>
      <text:p text:style-name="Standard">if Day 0 is Daśamī or Navamī,</text:p>
      <text:p text:style-name="Standard">and Day 1 is Ekādaśī,</text:p>
      <text:p text:style-name="Standard">and Daśamī is present at dawn,</text:p>
      <text:p text:style-name="Standard">and Day 3 is Ekādaśī,</text:p>
      <text:p text:style-name="Standard">and Day 4 is Dvādaśī,</text:p>
      <text:p text:style-name="Standard">and Amāvasyā or Purṇimā is not sampurṇā,</text:p>
      <text:p text:style-name="Standard">and there is no nakṣatra yoga,</text:p>
      <text:p text:style-name="Standard">then Day 3 is Śuddhā Ekādaśī.</text:p>
      <text:p text:style-name="Standard">Scenario 4</text:p>
      <text:p text:style-name="Standard">if Day 0 is Daśamī or Navamī,</text:p>
      <text:p text:style-name="Standard">and Day 1 is Ekādaśī,</text:p>
      <text:p text:style-name="Standard">and Ekādaśī is present at dawn,</text:p>
      <text:p text:style-name="Standard">and Day 3 is Ekādaśī,</text:p>
      <text:p text:style-name="Standard">and Day 4 is Dvādaśī,</text:p>
      <text:p text:style-name="Standard">and Amāvasyā or Purṇimā is not sampurṇā,</text:p>
      <text:p text:style-name="Standard">and there is no nakṣatra yoga,</text:p>
      <text:p text:style-name="Standard">then Day 3 is Śuddhā Ekādaśī.</text:p>
      <text:p text:style-name="Standard">Scenario 5</text:p>
      <text:p text:style-name="Standard">if Day 0 is Daśamī or Navamī,</text:p>
      <text:p text:style-name="Standard">and Day 1 is Ekādaśī,</text:p>
      <text:p text:style-name="Standard">and Daśamī present at dawn,</text:p>
      <text:p text:style-name="Standard">and Day 3 is Dvādaśī,</text:p>
      <text:p text:style-name="Standard"><text:soft-page-break/>and Day 4 is Dvādaśī,</text:p>
      <text:p text:style-name="Standard">and Amāvasyā or Purṇimā is not sampurṇā,</text:p>
      <text:p text:style-name="Standard">and there is no nakṣatra yoga,</text:p>
      <text:p text:style-name="Standard">then Day 3 is Śuddhā Ekādaśī.</text:p>
      <text:p text:style-name="Standard">Scenario 6</text:p>
      <text:p text:style-name="Standard">if Day 0 is Daśamī,</text:p>
      <text:p text:style-name="Standard">and Day 1 is Dvādaśī,</text:p>
      <text:p text:style-name="Standard">and Day 3 is Trayodaśī,</text:p>
      <text:p text:style-name="Standard">and Amāvasyā or Purṇimā is not sampurṇā,</text:p>
      <text:p text:style-name="Standard">and there is no nakṣatra yoga,</text:p>
      <text:p text:style-name="Standard">then Day 1 is Śuddhā Ekādaśī.</text:p>
      <text:p text:style-name="Standard">Scenario 7</text:p>
      <text:p text:style-name="Standard">if Day 0 is Daśamī,</text:p>
      <text:p text:style-name="Standard">and Day 1 is Dvādaśī,</text:p>
      <text:p text:style-name="Standard">and Day 3 is Dvādaśī,</text:p>
      <text:p text:style-name="Standard">and Amāvasyā or Purṇimā is not sampurṇā,</text:p>
      <text:p text:style-name="Standard">and there is no nakṣatra yoga,</text:p>
      <text:p text:style-name="Standard">then Day 1 is Śuddhā Ekādaśī.</text:p>
      <text:p text:style-name="Standard">Unmīlanī Mahādvādaśī</text:p>
      <text:p text:style-name="Standard">if Day 0 is Daśamī,</text:p>
      <text:p text:style-name="Standard">and Day 1 is Ekādaśī,</text:p>
      <text:p text:style-name="Standard">and Ekādaśī present at dawn,</text:p>
      <text:p text:style-name="Standard">and Day 3 is Ekādaśī,</text:p>
      <text:p text:style-name="Standard">and Day 4 is Trayodaśī,</text:p>
      <text:p text:style-name="Standard">and Amāvasyā or Purṇimā is not sampurṇā,</text:p>
      <text:p text:style-name="Standard">and there is no nakṣatra yoga,</text:p>
      <text:p text:style-name="Standard">then Day 1 is Unmīlanī Mahādvādaśī.</text:p>
      <text:p text:style-name="Standard">Trispṛśā Mahādvādaśī</text:p>
      <text:p text:style-name="Standard">if Day 0 is Daśamī,</text:p>
      <text:p text:style-name="Standard">and Day 1 is Ekādaśī,</text:p>
      <text:p text:style-name="Standard">and Ekādaśī present at dawn,</text:p>
      <text:p text:style-name="Standard">and Day 3 is Trayodaśī,</text:p>
      <text:p text:style-name="Standard">and Amāvasyā or Purṇimā is not sampurṇā,</text:p>
      <text:p text:style-name="Standard">and there is no nakṣatra yoga,</text:p>
      <text:p text:style-name="Standard">then Day 1 is Trispṛśā Mahādvādaśī.</text:p>
      <text:p text:style-name="Standard">Vyañjulī Mahādvādaśī</text:p>
      <text:p text:style-name="Standard">if Day 0 is Daśamī,</text:p>
      <text:p text:style-name="Standard">and Day 1 is Ekādaśī,</text:p>
      <text:p text:style-name="Standard">and Ekādaśī present at dawn,</text:p>
      <text:p text:style-name="Standard">and Day 3 is Dvādaśī,</text:p>
      <text:p text:style-name="Standard">and Day 4 is Dvādaśī,</text:p>
      <text:p text:style-name="Standard">and Amāvasyā or Purṇimā is not sampurṇā,</text:p>
      <text:p text:style-name="Standard">and there is no nakṣatra yoga,</text:p>
      <text:p text:style-name="Standard">then Day 3 is Vyañjulī Mahādvādaśī.</text:p>
      <text:p text:style-name="Standard">Pakṣa-vardhinī Mahādvādaśī</text:p>
      <text:p text:style-name="Standard">if Day 0 is Daśamī or Navamī,</text:p>
      <text:p text:style-name="Standard">and Day 1 is Ekādaśī,</text:p>
      <text:p text:style-name="Standard">and Ekādaśī is present at dawn,</text:p>
      <text:p text:style-name="Standard">and Day 3 is Dvādaśī,</text:p>
      <text:p text:style-name="Standard">and Day 4 is Trayodaśī or Chaturdaśī,</text:p>
      <text:p text:style-name="Standard">and Amāvasyā or Purṇimā is sampurṇā,</text:p>
      <text:p text:style-name="Standard">and there is no nakṣatra yoga,</text:p>
      <text:p text:style-name="Standard"><text:soft-page-break/>then Day 3 is Pakṣa-vardhinī Mahādvādaśī.</text:p>
      <text:p text:style-name="Standard">1.2 Nakṣatra yoga test</text:p>
      <text:p text:style-name="Standard">if Day 1 is Gaura Dvādaśī</text:p>
      <text:p text:style-name="Standard">and Rohinī is the nakṣatra,</text:p>
      <text:p text:style-name="Standard">and Rohinī starts exactly at sunrise,</text:p>
      <text:p text:style-name="Standard">and Dvādaśī is present at sunset,</text:p>
      <text:p text:style-name="Standard">then Day 1 is Jayantī Mahādvādaśī.</text:p>
      <text:p text:style-name="Standard">if Day 1 is Gaura Dvādaśī</text:p>
      <text:p text:style-name="Standard">and Rohinī is the nakṣatra,</text:p>
      <text:p text:style-name="Standard">and Rohinī lasts 24 hours or more,</text:p>
      <text:p text:style-name="Standard">and Dvādaśī is present at sunset,</text:p>
      <text:p text:style-name="Standard">then Day 1 is Jayantī Mahādvādaśī.</text:p>
      <text:p text:style-name="Standard">if Day 1 is Gaura Dvādaśī</text:p>
      <text:p text:style-name="Standard">and Punarvasu is the nakṣatra,</text:p>
      <text:p text:style-name="Standard">and Punarvasu starts exactly at sunrise,</text:p>
      <text:p text:style-name="Standard">and Dvādaśī is present at sunset,</text:p>
      <text:p text:style-name="Standard">then Day 1 is Jayā Mahādvādaśī.</text:p>
      <text:p text:style-name="Standard">if Day 1 is Gaura Dvādaśī</text:p>
      <text:p text:style-name="Standard">and Punarvasu is the nakṣatra,</text:p>
      <text:p text:style-name="Standard">and Punarvasu lasts 24 hours or more,</text:p>
      <text:p text:style-name="Standard">and Dvādaśī is present at sunset,</text:p>
      <text:p text:style-name="Standard">then Day 1 is Jayā Mahādvādaśī.</text:p>
      <text:p text:style-name="Standard">if Day 1 is Gaura Dvādaśī</text:p>
      <text:p text:style-name="Standard">and Puṣyā is the nakṣatra,</text:p>
      <text:p text:style-name="Standard">and Puṣyā starts exactly at sunrise,</text:p>
      <text:p text:style-name="Standard">and Dvādaśī is present at sunset,</text:p>
      <text:p text:style-name="Standard">then Day 1 is Pāpa-nāśinī Mahādvādaśī.</text:p>
      <text:p text:style-name="Standard">if Day 1 is Gaura Dvādaśī</text:p>
      <text:p text:style-name="Standard">and Puṣyā is the nakṣatra,</text:p>
      <text:p text:style-name="Standard">and Puṣyā lasts 24 hours or more,</text:p>
      <text:p text:style-name="Standard">then Day 1 is Pāpa-nāśinī Mahādvādaśī.</text:p>
      <text:p text:style-name="Standard">and Dvādaśī is present at sunset,</text:p>
      <text:p text:style-name="Standard">if Day 1 is Gaura Dvādaśī</text:p>
      <text:p text:style-name="Standard">and Śravaṇā is the nakṣatra,</text:p>
      <text:p text:style-name="Standard">and Śravaṇā starts exactly at sunrise,</text:p>
      <text:p text:style-name="Standard">and Dvādaśī is present for 3⁄8’s of the day,</text:p>
      <text:p text:style-name="Standard">then Day 1 is Vijayā Mahādvādaśī.</text:p>
      <text:p text:style-name="Standard">if Day 1 is Gaura Dvādaśī</text:p>
      <text:p text:style-name="Standard">and Śravaṇā is the nakṣatra,</text:p>
      <text:p text:style-name="Standard">and Śravaṇā lasts 24 hours or more,</text:p>
      <text:p text:style-name="Standard">and Dvādaśī is present for 3⁄8’s of the day,</text:p>
      <text:p text:style-name="Standard">then Day 1 is Vijayā Mahādvādaśī.</text:p>
      <text:p text:style-name="Standard">if all tests fail,</text:p>
      <text:p text:style-name="Standard">then there is no nakṣatra yoga.</text:p>
      <text:p text:style-name="Standard">2.1 Pāraṇ calculation</text:p>
      <text:p text:style-name="Standard">if Hvv (Śrī Hari-vāsar vrata) was on an</text:p>
      <text:p text:style-name="Standard">Ekādaśī day,</text:p>
      <text:p text:style-name="Standard">then use the standard pāraṇ calculation.</text:p>
      <text:p text:style-name="Standard">if Hvv was on a Dvādaśī day,</text:p>
      <text:p text:style-name="Standard">and no Mahādvādaśī occurred,</text:p>
      <text:p text:style-name="Standard">then use the alternate pāraṇ calculation.</text:p>
      <text:p text:style-name="Standard">if Hvv was a Unmīlanī, Trispṛśā, or Pakṣa-</text:p>
      <text:p text:style-name="Standard"><text:soft-page-break/>vardhinī Mahādvādaśī,</text:p>
      <text:p text:style-name="Standard">then use the alternate pāraṇ calculation.</text:p>
      <text:p text:style-name="Standard">if Hvv was a Vyañjulī Mahādvādaśī,</text:p>
      <text:p text:style-name="Standard">then use the Vyañjulī pāraṇ calculation.</text:p>
      <text:p text:style-name="Standard">if Hvv was Jayantī Mahādvādaśī or Vijayā</text:p>
      <text:p text:style-name="Standard">Mahādvādaśī,</text:p>
      <text:p text:style-name="Standard">then use the Jayantī–Vijayā pāraṇ</text:p>
      <text:p text:style-name="Standard">calculation.</text:p>
      <text:p text:style-name="Standard">if Hvv was Jayā Mahādvādaśī or Pāpa-nāśinī</text:p>
      <text:p text:style-name="Standard">Mahādvādaśī,</text:p>
      <text:p text:style-name="Standard">then use the Jayā–Pāpa-nāśinī pāraṇ</text:p>
      <text:p text:style-name="Standard">calculation.</text:p>
      <text:p text:style-name="Standard">2.2 Standard pāraṇ calculation</text:p>
      <text:p text:style-name="Standard">purvāhna equation</text:p>
      <text:p text:style-name="Standard">purvāhna = Time of Sunrise + ((Time of</text:p>
      <text:p text:style-name="Standard">Sunset – Time of Sunrise) / 3)</text:p>
      <text:p text:style-name="Standard">1⁄4 of Dvādaśī tithi end equation</text:p>
      <text:p text:style-name="Standard">1⁄4 of Dvādaśī = Dvādaśī start time +</text:p>
      <text:p text:style-name="Standard">((Dvādaśī end time - Dvādaśī start time)/4)</text:p>
      <text:p text:style-name="Standard">Start Time</text:p>
      <text:p text:style-name="Standard">if 1⁄4 of Dvādaśī ends before sunrise,</text:p>
      <text:p text:style-name="Standard">then pāraṇ start time = sunrise time,</text:p>
      <text:p text:style-name="Standard">but if 1⁄4 of Dvādaśī ends after sunrise,</text:p>
      <text:p text:style-name="Standard">then pāraṇ start time = 1⁄4 of Dvādaśī.</text:p>
      <text:p text:style-name="Standard">End Time</text:p>
      <text:p text:style-name="Standard">if Dvādaśī ends after purvāhna,</text:p>
      <text:p text:style-name="Standard">then pāraṇ end time = purvāhna.</text:p>
      <text:p text:style-name="Standard">but if Dvādaśī ends before purvāhna,</text:p>
      <text:p text:style-name="Standard">then pāraṇ end time = Dvādaśī end time.</text:p>
      <text:p text:style-name="Standard">Output</text:p>
      <text:p text:style-name="Standard">if the pāraṇ start time is less than the pāraṇ</text:p>
      <text:p text:style-name="Standard">end time,</text:p>
      <text:p text:style-name="Standard">then write: “Break fast between (start time)</text:p>
      <text:p text:style-name="Standard">and (end time)”,</text:p>
      <text:p text:style-name="Standard">but if the pāraṇ start time is greater than</text:p>
      <text:p text:style-name="Standard">the pāraṇ end time (this is rare),</text:p>
      <text:p text:style-name="Standard">then write: “Break fast between (end time)</text:p>
      <text:p text:style-name="Standard">and (sunset)”.</text:p>
      <text:p text:style-name="Standard">2.3 Alternate pāraṇ calculation</text:p>
      <text:p text:style-name="Standard">Start Time</text:p>
      <text:p text:style-name="Standard">if Dvādaśī ends before sunrise,</text:p>
      <text:p text:style-name="Standard">then pāraṇ start time = sunrise,</text:p>
      <text:p text:style-name="Standard">but if Dvādaśī ends after sunrise,</text:p>
      <text:p text:style-name="Standard">then pāraṇ start time = Dvādaśī end time.</text:p>
      <text:p text:style-name="Standard">End Time</text:p>
      <text:p text:style-name="Standard">if Trayodaśī ends after purvāhna,</text:p>
      <text:p text:style-name="Standard">then pāraṇ end time = purvāhna,</text:p>
      <text:p text:style-name="Standard">but if Trayodaśī ends before purvāhna,</text:p>
      <text:p text:style-name="Standard">then pāraṇ end time = Trayodaśī end time.</text:p>
      <text:p text:style-name="Standard">Output</text:p>
      <text:p text:style-name="Standard">“Break fast between (sunrise) and (end</text:p>
      <text:p text:style-name="Standard">time).”</text:p>
      <text:p text:style-name="Standard"><text:soft-page-break/>In very rare cases, Chaturdaśī may be</text:p>
      <text:p text:style-name="Standard">present on the day of pāraṇ following a</text:p>
      <text:p text:style-name="Standard">Pakṣa-vardhinī Mahādvādaśī. In such a case,</text:p>
      <text:p text:style-name="Standard">observe the same method, substituting</text:p>
      <text:p text:style-name="Standard">Chaturdaśī into the e@uation for Trayodaśī.</text:p>
      <text:p text:style-name="Standard">2.4 Vyañjulī pāraṇ calculation</text:p>
      <text:p text:style-name="Standard">Start Time</text:p>
      <text:p text:style-name="Standard">Sunrise</text:p>
      <text:p text:style-name="Standard">End Time</text:p>
      <text:p text:style-name="Standard">if Dvādaśī ends before purvāhna,</text:p>
      <text:p text:style-name="Standard">then pāraṇ end time = Dvādaśī end time,</text:p>
      <text:p text:style-name="Standard">but if Dvādaśī ends after purvāhna,</text:p>
      <text:p text:style-name="Standard">then pāraṇ end time = purvāhna.</text:p>
      <text:p text:style-name="Standard">Output</text:p>
      <text:p text:style-name="Standard">“Break fast between (sunrise) and (end</text:p>
      <text:p text:style-name="Standard">time).”</text:p>
      <text:p text:style-name="Standard">2.5 Jayantī–Vijayā pāraṇ calculation</text:p>
      <text:p text:style-name="Standard">Scenario 1</text:p>
      <text:p text:style-name="Standard">if Dvādaśī and the nakṣatra (Rohiṇī or</text:p>
      <text:p text:style-name="Standard">Śravaṇā) end before sunrise,</text:p>
      <text:p text:style-name="Standard">then pāraṇ start time = sunrise</text:p>
      <text:p text:style-name="Standard">and pāraṇ end time = purvāhna</text:p>
      <text:p text:style-name="Standard">Scenario 2</text:p>
      <text:p text:style-name="Standard">if Dvādaśī ends after sunrise</text:p>
      <text:p text:style-name="Standard">and the nakṣatra ends before sunrise,</text:p>
      <text:p text:style-name="Standard">then pāraṇ start time = Dvādaśī end time,</text:p>
      <text:p text:style-name="Standard">and pāraṇ end time = purvāhna.</text:p>
      <text:p text:style-name="Standard">Scenario 3</text:p>
      <text:p text:style-name="Standard">if Dvādaśī ends before sunrise,</text:p>
      <text:p text:style-name="Standard">and the nakṣatra ends after sunrise but</text:p>
      <text:p text:style-name="Standard">before the purvāhna,</text:p>
      <text:p text:style-name="Standard">then pāraṇ start time = sunrise,</text:p>
      <text:p text:style-name="Standard">and pāraṇ end time = nakṣatra end time,</text:p>
      <text:p text:style-name="Standard">but if the nakṣatra ends after purvāhna,</text:p>
      <text:p text:style-name="Standard">then pāraṇ end time = purvāhna.</text:p>
      <text:p text:style-name="Standard">Scenario 4</text:p>
      <text:p text:style-name="Standard">if Dvādaśī ends after sunrise,</text:p>
      <text:p text:style-name="Standard">and the nakṣatra ends after Dvādaśī,</text:p>
      <text:p text:style-name="Standard">then pāraṇ start time = sunrise,</text:p>
      <text:p text:style-name="Standard">and pāraṇ end time = Dvādaśī end time,</text:p>
      <text:p text:style-name="Standard">but if Dvādaśī ends after purvāhna,</text:p>
      <text:p text:style-name="Standard">then pāraṇ end time = purvāhna.</text:p>
      <text:p text:style-name="Standard">Scenario 5</text:p>
      <text:p text:style-name="Standard">if Dvādaśī ends after sunrise,</text:p>
      <text:p text:style-name="Standard">and the nakṣatra ends after sunrise but</text:p>
      <text:p text:style-name="Standard">before Dvādaśī,</text:p>
      <text:p text:style-name="Standard">then pāraṇ start time = nakṣatra end time,</text:p>
      <text:p text:style-name="Standard">and pāraṇ end time = Dvādaśī end time,</text:p>
      <text:p text:style-name="Standard">but if Dvādaśī ends after purvāhna,</text:p>
      <text:p text:style-name="Standard">then pāraṇ end time = purvāhna.</text:p>
      <text:p text:style-name="Standard">Output</text:p>
      <text:p text:style-name="Standard">“Break fast between (pāraṇ start time) and</text:p>
      <text:p text:style-name="Standard"><text:soft-page-break/>(pāraṇ end time).”</text:p>
      <text:p text:style-name="Standard">2.6 Jayā–Pāpa-nāśinī pāraṇ calculation</text:p>
      <text:p text:style-name="Standard">Scenario 1</text:p>
      <text:p text:style-name="Standard">if Dvādaśī and the nakṣatra (Punarvasu or</text:p>
      <text:p text:style-name="Standard">Puṣyā) end before sunrise,</text:p>
      <text:p text:style-name="Standard">then pāraṇ start time = sunrise,</text:p>
      <text:p text:style-name="Standard">and pāraṇ end time = purvāhna.</text:p>
      <text:p text:style-name="Standard">Scenario 2</text:p>
      <text:p text:style-name="Standard">if Dvādaśī ends after sunrise</text:p>
      <text:p text:style-name="Standard">and the nakṣatra ends before sunrise,</text:p>
      <text:p text:style-name="Standard">then pāraṇ start time = Dvādaśī end time,</text:p>
      <text:p text:style-name="Standard">and pāraṇ end time = purvāhna.</text:p>
      <text:p text:style-name="Standard">Scenario 3</text:p>
      <text:p text:style-name="Standard">if Dvādaśī ends before sunrise,</text:p>
      <text:p text:style-name="Standard">and the nakṣatra ends after sunrise but</text:p>
      <text:p text:style-name="Standard">before the purvāhna,</text:p>
      <text:p text:style-name="Standard">then pāraṇ start time = nakṣatra end time,</text:p>
      <text:p text:style-name="Standard">and pāraṇ end time = purvāhna,</text:p>
      <text:p text:style-name="Standard">but if the nakṣatra ends after purvāhna,</text:p>
      <text:p text:style-name="Standard">then pāraṇ end time = sunset.</text:p>
      <text:p text:style-name="Standard">Scenario 4</text:p>
      <text:p text:style-name="Standard">if Dvādaśī ends after sunrise,</text:p>
      <text:p text:style-name="Standard">and the nakṣatra ends after Dvādaśī,</text:p>
      <text:p text:style-name="Standard">then pāraṇ start time = sunrise,</text:p>
      <text:p text:style-name="Standard">and pāraṇ end time = Dvādaśī end time,</text:p>
      <text:p text:style-name="Standard">but if Dvādaśī ends after purvāhna,</text:p>
      <text:p text:style-name="Standard">then pāraṇ end time = purvāhna.</text:p>
      <text:p text:style-name="Standard">Scenario 5</text:p>
      <text:p text:style-name="Standard">if Dvādaśī ends after sunrise,</text:p>
      <text:p text:style-name="Standard">and the nakṣatra ends after sunrise but</text:p>
      <text:p text:style-name="Standard">before Dvādaśī,</text:p>
      <text:p text:style-name="Standard">then pāraṇ start time = nakṣatra end time,</text:p>
      <text:p text:style-name="Standard">and pāraṇ end time = Dvādaśī end time,</text:p>
      <text:p text:style-name="Standard">but if Dvādaśī ends after purvāhna,</text:p>
      <text:p text:style-name="Standard">then pāraṇ end time = purvāhna.</text:p>
      <text:p text:style-name="Standard">Output</text:p>
      <text:p text:style-name="Standard">“Break fast between (pāraṇ start time) and</text:p>
      <text:p text:style-name="Standard">(pāraṇ end time).”</text:p>
      <text:p text:style-name="Standard">Integration</text:p>
      <text:p text:style-name="Standard">In 2007 during his 21st world tour, Śrīla</text:p>
      <text:p text:style-name="Standard">Bhakti Sundar Govinda Dev-Goswāmī</text:p>
      <text:p text:style-name="Standard">Mahārāj instructed that throughout the</text:p>
      <text:p text:style-name="Standard">world the devotees should follow the</text:p>
      <text:p text:style-name="Standard">calendar calculated for West Bengal for all</text:p>
      <text:p text:style-name="Standard">dates except for Ekadaśīs and their</text:p>
      <text:p text:style-name="Standard">associated pāraṇ times, which should be</text:p>
      <text:p text:style-name="Standard">calculated according to locality. In this way,</text:p>
      <text:p text:style-name="Standard">the days of appearance and disappearance</text:p>
      <text:p text:style-name="Standard">of the Lord’s devotees and the days of the</text:p>
      <text:p text:style-name="Standard">Lord’s appearances and Pastimes will be</text:p>
      <text:p text:style-name="Standard">observed on the same Gregorian day that</text:p>
      <text:p text:style-name="Standard">they took place in India rather than a day</text:p>
      <text:p text:style-name="Standard"><text:soft-page-break/>ahead of time as often occurs in far Western</text:p>
      <text:p text:style-name="Standard">countries. When following local calculations</text:p>
      <text:p text:style-name="Standard">for Ekādaśī, however, it may often occur</text:p>
      <text:p text:style-name="Standard">that Ekādaśī will be observed the day before</text:p>
      <text:p text:style-name="Standard">it is in India. It is understandable that</text:p>
      <text:p text:style-name="Standard">someone may be apprehensive when they</text:p>
      <text:p text:style-name="Standard">see something like this written in the</text:p>
      <text:p text:style-name="Standard">calendar:</text:p>
      <text:p text:style-name="Standard">15. (Mon) Kṛṣṇa Daśamī. Pāpa Vimochhanī</text:p>
      <text:p text:style-name="Standard">Ekādasī. Fast.</text:p>
      <text:p text:style-name="Standard">“Isn’t that unthinkable? What is going on</text:p>
      <text:p text:style-name="Standard">here?” To avoid any misunderstanding, it</text:p>
      <text:p text:style-name="Standard">should be explained that the calendar is a</text:p>
      <text:p text:style-name="Standard">combination of local calculations for</text:p>
      <text:p text:style-name="Standard">Ekādaśīs with Bengali days for all other</text:p>
      <text:p text:style-name="Standard">observances.</text:p>
      <text:p text:style-name="Standard">It has already been explained that tithi</text:p>
      <text:p text:style-name="Standard">times apply to the earth as a whole, so it</text:p>
      <text:p text:style-name="Standard">should be understood that the reason it may</text:p>
      <text:p text:style-name="Standard">seem that devotees are fasting earlier or</text:p>
      <text:p text:style-name="Standard">“fasting on Daśamī” in the West is simply</text:p>
      <text:p text:style-name="Standard">produced by the UTC (‘Coordinated</text:p>
      <text:p text:style-name="Standard">Universal Time’) time zone system which</text:p>
      <text:p text:style-name="Standard">starts the day in the Far East and gives us</text:p>
      <text:p text:style-name="Standard">the idea that Western countries are ‘behind’</text:p>
      <text:p text:style-name="Standard">in time. Tithis actually start at the same</text:p>
      <text:p text:style-name="Standard">time everywhere on earth, and it is the</text:p>
      <text:p text:style-name="Standard">relative diference between the start time of</text:p>
      <text:p text:style-name="Standard">the tithi and the time of sunrise at a given</text:p>
      <text:p text:style-name="Standard">location that determines whether the</text:p>
      <text:p text:style-name="Standard">Ekādaśī is observed ‘earlier’ or ‘later’.</text:p>
      <text:p text:style-name="Standard">Integration of the local Ekādaśīs with the</text:p>
      <text:p text:style-name="Standard">Bengali calendar does sometimes create</text:p>
      <text:p text:style-name="Standard">unusual or humorous circumstances. When</text:p>
      <text:p text:style-name="Standard">Śrīla Bhakti Sundar Govinda Dev-Goswāmī</text:p>
      <text:p text:style-name="Standard">Mahārāj was in California, USA in 2007, he</text:p>
      <text:p text:style-name="Standard">observed Uttan Ekādaśī according to the</text:p>
      <text:p text:style-name="Standard">local time, and that year the vrata occurred</text:p>
      <text:p text:style-name="Standard">the day before it did in India. The following</text:p>
      <text:p text:style-name="Standard">morning as he was honouring prasād to</text:p>
      <text:p text:style-name="Standard">break his fast from the previous day, he</text:p>
      <text:p text:style-name="Standard">chuckled and said, “Never before in my life</text:p>
      <text:p text:style-name="Standard">have I eaten grains on the disappearance</text:p>
      <text:p text:style-name="Standard">day of Śrīla Gaura Kiśor Dās Bābājī</text:p>
      <text:p text:style-name="Standard">Mahārāj.”</text:p>
      <text:p text:style-name="Standard">Editing the chalendar</text:p>
      <text:p text:style-name="Standard">Once the dates for Śrī Hari-vāsar vrata in a</text:p>
      <text:p text:style-name="Standard">given year have been calculated for a</text:p>
      <text:p text:style-name="Standard">specifc location, they need to be integrated</text:p>
      <text:p text:style-name="Standard">into the West Bengal calendar to form a</text:p>
      <text:p text:style-name="Standard">complete calendar for that location. The</text:p>
      <text:p text:style-name="Standard">process can be understood @uickly through</text:p>
      <text:p text:style-name="Standard"><text:soft-page-break/>practical examples. Let’s take the Kṛṣṇa</text:p>
      <text:p text:style-name="Standard">pakṣa in the month of Madhusudan. Given</text:p>
      <text:p text:style-name="Standard">that Ekādaśī is pure, it is normally observed</text:p>
      <text:p text:style-name="Standard">as follows:</text:p>
      <text:p text:style-name="Standard">14. (Tue) Kṛṣṇa Daśamī.</text:p>
      <text:p text:style-name="Standard">Disappearance of Śrīla Vṛndāvan Dās</text:p>
      <text:p text:style-name="Standard">Ṭhākur.</text:p>
      <text:p text:style-name="Standard">15. (Wed) Kṛṣṇa Ekādaśī. Varuthinī</text:p>
      <text:p text:style-name="Standard">Ekādasī. Fast. Disappearance of</text:p>
      <text:p text:style-name="Standard">Śrīyukta Saurīndranath Bhakti Vāridhi</text:p>
      <text:p text:style-name="Standard">Prabhu.</text:p>
      <text:p text:style-name="Standard">16. (Thu) Kṛṣṇa Dvādaśī. Pāraṇ</text:p>
      <text:p text:style-name="Standard">between 5:21 and 9:27 a.m.</text:p>
      <text:p text:style-name="Standard">Suppose, for example, that in a given year</text:p>
      <text:p text:style-name="Standard">Varuthinī Ekādaśī needs to be observed</text:p>
      <text:p text:style-name="Standard">locally a day earlier than it will be in Bengal.</text:p>
      <text:p text:style-name="Standard">In this case, edit the calendar as follows:</text:p>
      <text:p text:style-name="Standard">14. (Tue) Kṛṣṇa Daśamī. Varuthinī</text:p>
      <text:p text:style-name="Standard">Ekādasī. Fast. Disappearance of Śrīla</text:p>
      <text:p text:style-name="Standard">Vṛndāvan Dās Ṭhākur.</text:p>
      <text:p text:style-name="Standard">15. (Wed) Kṛṣṇa Ekādaśī. Pāraṇ</text:p>
      <text:p text:style-name="Standard">between 5:21 and 9:27 a.m.</text:p>
      <text:p text:style-name="Standard">Disappearance of Śrīyukta Saurīndranath</text:p>
      <text:p text:style-name="Standard">Bhakti Vāridhi Prabhu.</text:p>
      <text:p text:style-name="Standard">Note that the disappearance day of the</text:p>
      <text:p text:style-name="Standard">Vaiṣṇava remains on Ekādaśī and only the</text:p>
      <text:p text:style-name="Standard">Varuthinī Ekādaśī vrata moves into the</text:p>
      <text:p text:style-name="Standard">Daśamī entry. Note also that the entry for</text:p>
      <text:p text:style-name="Standard">the 16th can be omitted because there is</text:p>
      <text:p text:style-name="Standard">now nothing to observe on that date.</text:p>
      <text:p text:style-name="Standard">Now let’s take the same example again but</text:p>
      <text:p text:style-name="Standard">in this case we will re-write it given that the</text:p>
      <text:p text:style-name="Standard">Ekādaśī needs to be followed on the day</text:p>
      <text:p text:style-name="Standard">after it will be in Bengal:</text:p>
      <text:p text:style-name="Standard">14. (Tue) Kṛṣṇa Daśamī.</text:p>
      <text:p text:style-name="Standard">Disappearance of Śrīla Vṛndāvan Dās</text:p>
      <text:p text:style-name="Standard">Ṭhākur.</text:p>
      <text:p text:style-name="Standard">15. (Wed) Kṛṣṇa Ekādaśī. No fast.</text:p>
      <text:p text:style-name="Standard">Disappearance of Śrīyukta Saurīndranath</text:p>
      <text:p text:style-name="Standard">Bhakti Vāridhi Prabhu.</text:p>
      <text:p text:style-name="Standard">16. (Thu) Kṛṣṇa Dvādaśī. Varuthinī</text:p>
      <text:p text:style-name="Standard">Ekādasī. Fast.</text:p>
      <text:p text:style-name="Standard">17. (Fri) Kṛṣṇa Trayodaśī. Pāraṇ</text:p>
      <text:p text:style-name="Standard">between 5:21 and 9:27 a.m.</text:p>
      <text:p text:style-name="Standard">Note that “no fast” is added to the Ekādaśī</text:p>
      <text:p text:style-name="Standard">day entry to avoid confusion and the entry</text:p>
      <text:p text:style-name="Standard">for the pāraṇ time on the 17th is added into</text:p>
      <text:p text:style-name="Standard">the text; the data for such additions should</text:p>
      <text:p text:style-name="Standard">be drawn from the details of the local</text:p>
      <text:p text:style-name="Standard">calculations. There may often be cases also</text:p>
      <text:p text:style-name="Standard">in which the Bengal calendar says to follow</text:p>
      <text:p text:style-name="Standard">Ekādaśī on Dvādaśī but the local</text:p>
      <text:p text:style-name="Standard"><text:soft-page-break/>calculations call for observing Ekādaśī on</text:p>
      <text:p text:style-name="Standard">the Ekādaśī day. In such cases, simply</text:p>
      <text:p text:style-name="Standard">reverse the changes made in the last</text:p>
      <text:p text:style-name="Standard">example.</text:p>
      <text:p text:style-name="Standard">Now suppose that a Mahādvādaśī has</text:p>
      <text:p text:style-name="Standard">occurred in the given fortnight. In this case,</text:p>
      <text:p text:style-name="Standard">write:</text:p>
      <text:p text:style-name="Standard">14. (Tue) Kṛṣṇa Daśamī.</text:p>
      <text:p text:style-name="Standard">Disappearance of Śrīla Vṛndāvan Dās</text:p>
      <text:p text:style-name="Standard">Ṭhākur.</text:p>
      <text:p text:style-name="Standard">15. (Wed) Kṛṣṇa Ekādaśī. No fast.</text:p>
      <text:p text:style-name="Standard">Disappearance of Śrīyukta Saurīndranath</text:p>
      <text:p text:style-name="Standard">Bhakti Vāridhi Prabhu.</text:p>
      <text:p text:style-name="Standard">16. (Thu) Kṛṣṇa Dvādaśī. Pakṣa-</text:p>
      <text:p text:style-name="Standard">vardhinī Mahādvādasī. Fast.</text:p>
      <text:p text:style-name="Standard">17. (Fri) Kṛṣṇa Trayodaśī. Pāraṇ</text:p>
      <text:p text:style-name="Standard">between 5:21 and 9:27 a.m.</text:p>
      <text:p text:style-name="Standard">In this regard also, there may be cases in</text:p>
      <text:p text:style-name="Standard">which a Mahādvādaśī is followed in India but</text:p>
      <text:p text:style-name="Standard">a simple Śuddhā Ekādaśī is to be followed</text:p>
      <text:p text:style-name="Standard">locally. In such cases, simply re-write the</text:p>
      <text:p text:style-name="Standard">text from what is shown here to how it was</text:p>
      <text:p text:style-name="Standard">given in the frst example.</text:p>
      <text:p text:style-name="Standard">During the year, there are two instances in</text:p>
      <text:p text:style-name="Standard">which the Lord appears on Dvādaśī: Vāman</text:p>
      <text:p text:style-name="Standard">Dvādaśī in the month of Hṛṣīkeś and Varāha</text:p>
      <text:p text:style-name="Standard">Dvādaśī in the month of Mādhava. On the</text:p>
      <text:p text:style-name="Standard">appearance days of the Supreme Lord, the</text:p>
      <text:p text:style-name="Standard">general rule is to fast until the time of the</text:p>
      <text:p text:style-name="Standard">day that the Lord appeared, but in the cases</text:p>
      <text:p text:style-name="Standard">of Vāmana and Varāha, who both appeared</text:p>
      <text:p text:style-name="Standard">at noon on Dvādaśī, this rule is overridden</text:p>
      <text:p text:style-name="Standard">by the rule that pāraṇ for fasting on Ekādaśī</text:p>
      <text:p text:style-name="Standard">should be observed within the frst 1⁄3 of the</text:p>
      <text:p text:style-name="Standard">day on Dvādaśī. Thus, worship is ofered to</text:p>
      <text:p text:style-name="Standard">Vāmana and Varāha in the morning (hours</text:p>
      <text:p text:style-name="Standard">before the time of Their appearance), and</text:p>
      <text:p text:style-name="Standard">the pāraṇ for Ekādaśī is observed at the</text:p>
      <text:p text:style-name="Standard">standard time. One does not fast until noon</text:p>
      <text:p text:style-name="Standard">of these two days, the idea being that the</text:p>
      <text:p text:style-name="Standard">fast in honour of the Lord’s appearance was</text:p>
      <text:p text:style-name="Standard">combined with the fast of the previous day.</text:p>
      <text:p text:style-name="Standard">On Dvādaśī, one typically breaks the</text:p>
      <text:p text:style-name="Standard">Ekādaśī fast with sweet rice that has been</text:p>
      <text:p text:style-name="Standard">ofered to Vāmana or Varāha that morning</text:p>
      <text:p text:style-name="Standard">during worship. This is described in the</text:p>
      <text:p text:style-name="Standard">calendar as follows:</text:p>
      <text:p text:style-name="Standard">24. (Thu) Gaura Ekādaśī. Pārsva</text:p>
      <text:p text:style-name="Standard">Ekādasī. Fast.</text:p>
      <text:p text:style-name="Standard">25. (Fri) Gaura Dvādaśī. Appearance of</text:p>
      <text:p text:style-name="Standard">Śrī Vāmanadev. Pāraṇ between 5:29 and</text:p>
      <text:p text:style-name="Standard">9:31 a.m. after the worship of Śrī</text:p>
      <text:p text:style-name="Standard"><text:soft-page-break/>Vāmandev. Appearance of Śrīla Jīva</text:p>
      <text:p text:style-name="Standard">Goswāmī Prabhu. Śravaṇ Dvādaśī.</text:p>
      <text:p text:style-name="Standard">If a viddhā Ekādaśī or Mahādvādaśī occurs in</text:p>
      <text:p text:style-name="Standard">the fortnight of either Vāmandev and</text:p>
      <text:p text:style-name="Standard">Varāhadev, then the calendar is adjusted as</text:p>
      <text:p text:style-name="Standard">follows.</text:p>
      <text:p text:style-name="Standard">24. (Thu) Gaura Ekādaśī. No Fast.</text:p>
      <text:p text:style-name="Standard">25. (Fri) Gaura Dvādaśī. Vijayā</text:p>
      <text:p text:style-name="Standard">Mahādvādasī. Appearance of Śrī</text:p>
      <text:p text:style-name="Standard">Vāmanadev. Appearance of Śrīla Jīva</text:p>
      <text:p text:style-name="Standard">Goswāmī Prabhu. Śravaṇ Dvādaśī.</text:p>
      <text:p text:style-name="Standard">26. (Sat) Gaura Trayodaśī. Pāraṇ</text:p>
      <text:p text:style-name="Standard">between 5:29 and 9:31 a.m.</text:p>
      <text:p text:style-name="Standard">Appearanche of Śrīla Sachhchhidānanda</text:p>
      <text:p text:style-name="Standard">Bhakti Vinod Ṭhākur.</text:p>
      <text:p text:style-name="Standard">Note that the phrase about pāraṇ after</text:p>
      <text:p text:style-name="Standard">worship should be omitted in this case</text:p>
      <text:p text:style-name="Standard">because Vāmandev is worshipped on His</text:p>
      <text:p text:style-name="Standard">appearance day, not the following day even</text:p>
      <text:p text:style-name="Standard">in the case of a fast on His appearance day.</text:p>
      <text:p text:style-name="Standard">The point of breaking fast after worship</text:p>
      <text:p text:style-name="Standard">must be carefully noted twice in the case of</text:p>
      <text:p text:style-name="Standard">the Gaura pakṣa in the month of Mādhava if</text:p>
      <text:p text:style-name="Standard">fasting is calculated for Dvādaśī. In this</text:p>
      <text:p text:style-name="Standard">case, the se@uence is given as follows:</text:p>
      <text:p text:style-name="Standard">18. (Thu) Gaura Ekādaśī. No Fast.</text:p>
      <text:p text:style-name="Standard">19. (Fri) Gaura Dvādaśī. Jaya</text:p>
      <text:p text:style-name="Standard">Mahādvādasī. Varāha Dvādaśī.</text:p>
      <text:p text:style-name="Standard">Appearance of Lord Varāha. Fast in</text:p>
      <text:p text:style-name="Standard">honour of Mahādvādaśī, the appearance</text:p>
      <text:p text:style-name="Standard">of Lord Varāha, and the appearance of</text:p>
      <text:p text:style-name="Standard">Śrī Nityānanda Prabhu.</text:p>
      <text:p text:style-name="Standard">20. (Sat) Gaura Trayodaśī.</text:p>
      <text:p text:style-name="Standard">Appearanche of Śrī Nityānanda</text:p>
      <text:p text:style-name="Standard">Prabhu. Pāraṇ between 6:14 and 9:59</text:p>
      <text:p text:style-name="Standard">after the worship of Śrī Nityānanda</text:p>
      <text:p text:style-name="Standard">Prabhu. Grand festival and installation</text:p>
      <text:p text:style-name="Standard">anniversary of Śrī Śrī Guru Gaura</text:p>
      <text:p text:style-name="Standard">Nityānanda Jīu at Sree Chaitanya</text:p>
      <text:p text:style-name="Standard">Saraswata Krishnanushilana Sangha,</text:p>
      <text:p text:style-name="Standard">Ekachakra Dham.</text:p>
      <text:p text:style-name="Standard">If fasting is called for on Ekādaśī instead of</text:p>
      <text:p text:style-name="Standard">Dvādaśī, then adjust the text as follows:</text:p>
      <text:p text:style-name="Standard">18. (Thu) Gaura Ekādaśī. Bhaimī</text:p>
      <text:p text:style-name="Standard">Ekādasī.</text:p>
      <text:p text:style-name="Standard">19. (Fri) Gaura Dvādaśī. Varāha</text:p>
      <text:p text:style-name="Standard">Dvādaśī. Appearance of Lord Varāha.</text:p>
      <text:p text:style-name="Standard">Pāraṇ between 5:29 and 9:31 a.m. after</text:p>
      <text:p text:style-name="Standard">the worship of Śrī Varāhadev.</text:p>
      <text:p text:style-name="Standard">20. (Sat) Gaura Trayodaśī.</text:p>
      <text:p text:style-name="Standard">Appearanche of Śrī Nityānanda</text:p>
      <text:p text:style-name="Standard">Prabhu. Grand festival and installation</text:p>
      <text:p text:style-name="Standard"><text:soft-page-break/>anniversary of Śrī Śrī Guru Gaura</text:p>
      <text:p text:style-name="Standard">Nityānanda Jīu at Sree Chaitanya</text:p>
      <text:p text:style-name="Standard">Saraswata Krishnanushilana Sangha,</text:p>
      <text:p text:style-name="Standard">Ekachakra Dham.</text:p>
      <text:p text:style-name="Standard">Apart from the examples provided here,</text:p>
      <text:p text:style-name="Standard">there should not be any need to change the</text:p>
      <text:p text:style-name="Standard">dates of any other observances between</text:p>
      <text:p text:style-name="Standard">that of Daśamī, Ekādaśī, Dvādaśī, and</text:p>
      <text:p text:style-name="Standard">Trayodaśī. The appearances and</text:p>
      <text:p text:style-name="Standard">disappearances of the Vaiṣṇavas and the</text:p>
      <text:p text:style-name="Standard">vratas and festivals associated with the Lord</text:p>
      <text:p text:style-name="Standard">always remain on the same day. They do not</text:p>
      <text:p text:style-name="Standard">change when the date of Śrī Hari-vāsar vrata</text:p>
      <text:p text:style-name="Standard">changes.</text:p>
      <text:p text:style-name="Standard">Additionally, it may be helpful to footnote</text:p>
      <text:p text:style-name="Standard">the meaning of the term viddhā somewhere</text:p>
      <text:p text:style-name="Standard">in the calendar. Here is a sample:</text:p>
      <text:p text:style-name="Standard">viddhā lit. ‘penetrated’; a day which is</text:p>
      <text:p text:style-name="Standard">touched by two tithis. Śrī Chaitanya</text:p>
      <text:p text:style-name="Standard">Mahāprabhu has instructed (Cc: Madhya,</text:p>
      <text:p text:style-name="Standard">24.337) that all festivals and rites should</text:p>
      <text:p text:style-name="Standard">be observed on pure days: days on</text:p>
      <text:p text:style-name="Standard">which the tithi of the festival is present</text:p>
      <text:p text:style-name="Standard">at sunrise. When there is no day in a</text:p>
      <text:p text:style-name="Standard">given fortnight on which the tithi is</text:p>
      <text:p text:style-name="Standard">present at sunrise, then it is observed on</text:p>
      <text:p text:style-name="Standard">the following day. To avoid confusion as</text:p>
      <text:p text:style-name="Standard">to which tithi a festival or rite is</text:p>
      <text:p text:style-name="Standard">associated with, when it is being</text:p>
      <text:p text:style-name="Standard">observed on the day and tithi following</text:p>
      <text:p text:style-name="Standard">it, then, “because the previous day was</text:p>
      <text:p text:style-name="Standard">viddhā” is written for clarif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3:31:31.601641146</meta:creation-date>
    <meta:editing-duration>PT30S</meta:editing-duration>
    <meta:editing-cycles>2</meta:editing-cycles>
    <meta:generator>LibreOffice/5.4.2.2$Linux_X86_64 LibreOffice_project/22b09f6418e8c2d508a9eaf86b2399209b0990f4</meta:generator>
    <meta:initial-creator>Бхакти Ашрая Данди  </meta:initial-creator>
    <dc:date>2018-05-26T13:32:00.361278804</dc:date>
    <dc:creator>Бхакти Ашрая Данди  </dc:creator>
    <meta:document-statistic meta:table-count="0" meta:image-count="0" meta:object-count="0" meta:page-count="32" meta:paragraph-count="1644" meta:word-count="9407" meta:character-count="55007" meta:non-whitespace-character-count="47272"/>
  </office:meta>
</office:document-meta>
</file>